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Standard">
      <style:text-properties officeooo:rsid="005c37cd"/>
    </style:style>
    <style:style style:name="P6" style:family="paragraph" style:parent-style-name="Standard">
      <style:text-properties officeooo:rsid="007b59a7" officeooo:paragraph-rsid="007b59a7"/>
    </style:style>
    <style:style style:name="P7" style:family="paragraph" style:parent-style-name="Preformatted_20_Text">
      <style:text-properties fo:font-size="9pt" fo:font-style="normal" style:text-underline-style="none" style:font-size-asian="9pt" style:font-style-asian="normal" style:font-size-complex="9pt" style:font-style-complex="normal"/>
    </style:style>
    <style:style style:name="P8" style:family="paragraph" style:parent-style-name="Preformatted_20_Text">
      <style:text-properties fo:font-style="normal" style:text-underline-style="none"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23c7c" officeooo:paragraph-rsid="00323c7c" style:font-style-asian="normal" style:font-style-complex="normal"/>
    </style:style>
    <style:style style:name="P11" style:family="paragraph" style:parent-style-name="Text_20_body">
      <style:text-properties fo:font-style="normal" officeooo:rsid="005ec690" officeooo:paragraph-rsid="005ec690" style:font-style-asian="normal" style:font-style-complex="normal"/>
    </style:style>
    <style:style style:name="P12" style:family="paragraph" style:parent-style-name="Text_20_body">
      <style:text-properties fo:font-style="normal" officeooo:rsid="00609ec9" officeooo:paragraph-rsid="00609ec9" style:font-style-asian="normal" style:font-style-complex="normal"/>
    </style:style>
    <style:style style:name="P13" style:family="paragraph" style:parent-style-name="Text_20_body">
      <style:text-properties fo:font-style="normal" officeooo:rsid="006b9195" officeooo:paragraph-rsid="006b9195" style:font-style-asian="normal" style:font-style-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officeooo:rsid="00177a6a" officeooo:paragraph-rsid="00177a6a"/>
    </style:style>
    <style:style style:name="P16" style:family="paragraph" style:parent-style-name="Text_20_body">
      <style:text-properties officeooo:paragraph-rsid="00246277"/>
    </style:style>
    <style:style style:name="P17" style:family="paragraph" style:parent-style-name="Text_20_body">
      <style:text-properties fo:font-style="italic" officeooo:rsid="002c89f4" officeooo:paragraph-rsid="002c89f4" style:font-style-asian="italic" style:font-style-complex="italic"/>
    </style:style>
    <style:style style:name="P18" style:family="paragraph" style:parent-style-name="Text_20_body">
      <style:text-properties fo:font-style="italic" officeooo:rsid="002acb83" officeooo:paragraph-rsid="00246277" style:font-style-asian="italic" style:font-style-complex="italic"/>
    </style:style>
    <style:style style:name="P19" style:family="paragraph" style:parent-style-name="Text_20_body">
      <style:text-properties officeooo:rsid="002acb83" officeooo:paragraph-rsid="002acb83"/>
    </style:style>
    <style:style style:name="P20" style:family="paragraph" style:parent-style-name="Text_20_body">
      <style:text-properties officeooo:rsid="002c89f4" officeooo:paragraph-rsid="002c89f4"/>
    </style:style>
    <style:style style:name="P21" style:family="paragraph" style:parent-style-name="Text_20_body">
      <style:text-properties officeooo:rsid="002ce92b" officeooo:paragraph-rsid="002ce92b"/>
    </style:style>
    <style:style style:name="P22" style:family="paragraph" style:parent-style-name="Text_20_body">
      <style:text-properties officeooo:rsid="00323c7c" officeooo:paragraph-rsid="00323c7c"/>
    </style:style>
    <style:style style:name="P23" style:family="paragraph" style:parent-style-name="Text_20_body">
      <style:text-properties officeooo:rsid="00335f85" officeooo:paragraph-rsid="00335f85"/>
    </style:style>
    <style:style style:name="P24" style:family="paragraph" style:parent-style-name="Text_20_body">
      <style:text-properties officeooo:rsid="003afa88" officeooo:paragraph-rsid="003afa88"/>
    </style:style>
    <style:style style:name="P25" style:family="paragraph" style:parent-style-name="Text_20_body">
      <style:text-properties officeooo:rsid="004096eb" officeooo:paragraph-rsid="004096eb"/>
    </style:style>
    <style:style style:name="P26" style:family="paragraph" style:parent-style-name="Text_20_body">
      <style:text-properties officeooo:rsid="0044e4fd" officeooo:paragraph-rsid="0046424d"/>
    </style:style>
    <style:style style:name="P27" style:family="paragraph" style:parent-style-name="Text_20_body">
      <style:text-properties officeooo:rsid="0046424d" officeooo:paragraph-rsid="0046424d"/>
    </style:style>
    <style:style style:name="P28" style:family="paragraph" style:parent-style-name="Text_20_body">
      <style:text-properties officeooo:rsid="004b4b5b" officeooo:paragraph-rsid="004b4b5b"/>
    </style:style>
    <style:style style:name="P29" style:family="paragraph" style:parent-style-name="Text_20_body">
      <style:text-properties officeooo:rsid="00478887"/>
    </style:style>
    <style:style style:name="P30" style:family="paragraph" style:parent-style-name="Text_20_body">
      <style:text-properties officeooo:rsid="00519237" officeooo:paragraph-rsid="00519237"/>
    </style:style>
    <style:style style:name="P31" style:family="paragraph" style:parent-style-name="Text_20_body">
      <style:text-properties officeooo:rsid="005c37cd" officeooo:paragraph-rsid="005c37cd"/>
    </style:style>
    <style:style style:name="P32" style:family="paragraph" style:parent-style-name="Text_20_body">
      <style:text-properties officeooo:rsid="004ce42e" officeooo:paragraph-rsid="004ce42e"/>
    </style:style>
    <style:style style:name="P33" style:family="paragraph" style:parent-style-name="Text_20_body">
      <style:text-properties officeooo:rsid="005d5645" officeooo:paragraph-rsid="005d5645"/>
    </style:style>
    <style:style style:name="P34" style:family="paragraph" style:parent-style-name="Text_20_body">
      <style:text-properties officeooo:rsid="005e432e" officeooo:paragraph-rsid="005e432e"/>
    </style:style>
    <style:style style:name="P35" style:family="paragraph" style:parent-style-name="Text_20_body">
      <style:text-properties officeooo:rsid="00622739" officeooo:paragraph-rsid="00622739"/>
    </style:style>
    <style:style style:name="P36" style:family="paragraph" style:parent-style-name="Text_20_body">
      <style:text-properties officeooo:rsid="00639289" officeooo:paragraph-rsid="00639289"/>
    </style:style>
    <style:style style:name="P37" style:family="paragraph" style:parent-style-name="Text_20_body">
      <style:text-properties officeooo:rsid="006417d5" officeooo:paragraph-rsid="006417d5"/>
    </style:style>
    <style:style style:name="P38" style:family="paragraph" style:parent-style-name="Text_20_body">
      <style:text-properties officeooo:rsid="0065fe79" officeooo:paragraph-rsid="0065fe79"/>
    </style:style>
    <style:style style:name="P39" style:family="paragraph" style:parent-style-name="Text_20_body">
      <style:text-properties officeooo:rsid="006733c9" officeooo:paragraph-rsid="006733c9"/>
    </style:style>
    <style:style style:name="P40" style:family="paragraph" style:parent-style-name="Text_20_body">
      <style:text-properties officeooo:rsid="00683435" officeooo:paragraph-rsid="0068cbf3"/>
    </style:style>
    <style:style style:name="P41" style:family="paragraph" style:parent-style-name="Text_20_body">
      <style:text-properties officeooo:rsid="0069c989" officeooo:paragraph-rsid="006b9195"/>
    </style:style>
    <style:style style:name="P42" style:family="paragraph" style:parent-style-name="Text_20_body">
      <style:text-properties officeooo:rsid="006eca07" officeooo:paragraph-rsid="006eca07"/>
    </style:style>
    <style:style style:name="P43" style:family="paragraph" style:parent-style-name="Text_20_body">
      <style:text-properties officeooo:rsid="006f9043" officeooo:paragraph-rsid="006f94cf"/>
    </style:style>
    <style:style style:name="P44" style:family="paragraph" style:parent-style-name="Text_20_body">
      <style:text-properties officeooo:rsid="006f94cf" officeooo:paragraph-rsid="006f94cf"/>
    </style:style>
    <style:style style:name="P45" style:family="paragraph" style:parent-style-name="Text_20_body">
      <style:text-properties officeooo:rsid="0079df3d" officeooo:paragraph-rsid="0079df3d"/>
    </style:style>
    <style:style style:name="P46" style:family="paragraph" style:parent-style-name="Text_20_body">
      <style:text-properties officeooo:rsid="007b59a7" officeooo:paragraph-rsid="007b59a7"/>
    </style:style>
    <style:style style:name="P47"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48"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49"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50" style:family="paragraph" style:parent-style-name="Text_20_body">
      <style:paragraph-properties fo:margin-top="0in" fo:margin-bottom="0.1in" style:contextual-spacing="true"/>
      <style:text-properties officeooo:rsid="00323c7c" officeooo:paragraph-rsid="00323c7c"/>
    </style:style>
    <style:style style:name="P51" style:family="paragraph" style:parent-style-name="Text_20_body">
      <style:paragraph-properties fo:margin-top="0in" fo:margin-bottom="0.1in" style:contextual-spacing="true"/>
      <style:text-properties officeooo:rsid="00323c7c" officeooo:paragraph-rsid="00335f85"/>
    </style:style>
    <style:style style:name="P52" style:family="paragraph" style:parent-style-name="Text_20_body">
      <style:paragraph-properties fo:margin-top="0in" fo:margin-bottom="0.1in" style:contextual-spacing="true"/>
      <style:text-properties officeooo:rsid="00323c7c" officeooo:paragraph-rsid="0046424d"/>
    </style:style>
    <style:style style:name="P53" style:family="paragraph" style:parent-style-name="Text_20_body">
      <style:paragraph-properties fo:margin-top="0in" fo:margin-bottom="0.1in" style:contextual-spacing="true"/>
      <style:text-properties officeooo:rsid="00622739" officeooo:paragraph-rsid="00622739"/>
    </style:style>
    <style:style style:name="P54" style:family="paragraph" style:parent-style-name="Text_20_body">
      <style:paragraph-properties fo:margin-top="0in" fo:margin-bottom="0.1in" style:contextual-spacing="true"/>
      <style:text-properties officeooo:paragraph-rsid="00622739"/>
    </style:style>
    <style:style style:name="P55" style:family="paragraph" style:parent-style-name="Standard" style:list-style-name="L1">
      <style:text-properties fo:font-style="normal" style:font-style-asian="normal" style:font-style-complex="normal"/>
    </style:style>
    <style:style style:name="P56" style:family="paragraph" style:parent-style-name="Standard">
      <style:text-properties officeooo:rsid="009d64b5" officeooo:paragraph-rsid="009d64b5"/>
    </style:style>
    <style:style style:name="P57" style:family="paragraph" style:parent-style-name="Standard">
      <style:paragraph-properties fo:margin-top="0in" fo:margin-bottom="0in" style:contextual-spacing="true"/>
      <style:text-properties officeooo:rsid="00323c7c" officeooo:paragraph-rsid="008dd4e0"/>
    </style:style>
    <style:style style:name="P58" style:family="paragraph" style:parent-style-name="Standard">
      <style:paragraph-properties fo:margin-top="0in" fo:margin-bottom="0in" style:contextual-spacing="true"/>
      <style:text-properties officeooo:rsid="00323c7c" officeooo:paragraph-rsid="0092616c"/>
    </style:style>
    <style:style style:name="P59" style:family="paragraph" style:parent-style-name="Standard">
      <style:paragraph-properties fo:margin-top="0in" fo:margin-bottom="0in" style:contextual-spacing="true"/>
      <style:text-properties officeooo:rsid="00323c7c" officeooo:paragraph-rsid="00943398"/>
    </style:style>
    <style:style style:name="P60" style:family="paragraph" style:parent-style-name="Standard">
      <style:paragraph-properties fo:margin-top="0in" fo:margin-bottom="0in" style:contextual-spacing="true"/>
      <style:text-properties officeooo:rsid="00323c7c" officeooo:paragraph-rsid="00958a82"/>
    </style:style>
    <style:style style:name="P61" style:family="paragraph" style:parent-style-name="Standard">
      <style:paragraph-properties fo:margin-top="0in" fo:margin-bottom="0in" style:contextual-spacing="true"/>
      <style:text-properties officeooo:rsid="00958a82" officeooo:paragraph-rsid="00958a82"/>
    </style:style>
    <style:style style:name="P62" style:family="paragraph" style:parent-style-name="Text_20_body">
      <style:text-properties style:font-name="Linux Biolinum" fo:font-size="10pt" officeooo:rsid="0079df3d" officeooo:paragraph-rsid="0079df3d" style:font-size-asian="10pt" style:font-size-complex="10pt"/>
    </style:style>
    <style:style style:name="P63" style:family="paragraph" style:parent-style-name="Text_20_body">
      <style:text-properties fo:font-style="normal" style:font-style-asian="normal" style:font-style-complex="normal"/>
    </style:style>
    <style:style style:name="P64" style:family="paragraph" style:parent-style-name="Text_20_body" style:list-style-name="L2">
      <style:text-properties fo:font-style="normal" style:font-style-asian="normal" style:font-style-complex="normal"/>
    </style:style>
    <style:style style:name="P65" style:family="paragraph" style:parent-style-name="Text_20_body" style:list-style-name="L3">
      <style:text-properties fo:font-style="normal" style:font-style-asian="normal" style:font-style-complex="normal"/>
    </style:style>
    <style:style style:name="P66" style:family="paragraph" style:parent-style-name="Text_20_body" style:list-style-name="L4">
      <style:text-properties fo:font-style="normal" style:font-style-asian="normal" style:font-style-complex="normal"/>
    </style:style>
    <style:style style:name="P67" style:family="paragraph" style:parent-style-name="Text_20_body" style:list-style-name="L5">
      <style:text-properties fo:font-style="normal" officeooo:rsid="00177a6a" officeooo:paragraph-rsid="00177a6a" style:font-style-asian="normal" style:font-style-complex="normal"/>
    </style:style>
    <style:style style:name="P68" style:family="paragraph" style:parent-style-name="Text_20_body" style:list-style-name="L7">
      <style:text-properties fo:font-style="normal" officeooo:rsid="00313861" officeooo:paragraph-rsid="00313861" style:font-style-asian="normal" style:font-style-complex="normal"/>
    </style:style>
    <style:style style:name="P69" style:family="paragraph" style:parent-style-name="Text_20_body" style:list-style-name="L5">
      <style:text-properties officeooo:rsid="00177a6a" officeooo:paragraph-rsid="00340a52"/>
    </style:style>
    <style:style style:name="P70" style:family="paragraph" style:parent-style-name="Text_20_body" style:list-style-name="L6">
      <style:text-properties officeooo:rsid="002a9681" officeooo:paragraph-rsid="002a9681"/>
    </style:style>
    <style:style style:name="P71" style:family="paragraph" style:parent-style-name="Text_20_body" style:list-style-name="L6">
      <style:text-properties officeooo:rsid="002a28eb" officeooo:paragraph-rsid="002a28eb"/>
    </style:style>
    <style:style style:name="P72" style:family="paragraph" style:parent-style-name="Text_20_body" style:list-style-name="L7">
      <style:text-properties officeooo:rsid="002ec67a" officeooo:paragraph-rsid="002ec67a"/>
    </style:style>
    <style:style style:name="P73" style:family="paragraph" style:parent-style-name="Text_20_body" style:list-style-name="L7">
      <style:text-properties officeooo:rsid="00313861" officeooo:paragraph-rsid="00313861"/>
    </style:style>
    <style:style style:name="P74" style:family="paragraph" style:parent-style-name="Text_20_body" style:list-style-name="L8"/>
    <style:style style:name="P75" style:family="paragraph" style:parent-style-name="Text_20_body" style:list-style-name="L8">
      <style:text-properties officeooo:rsid="0046424d" officeooo:paragraph-rsid="0046424d"/>
    </style:style>
    <style:style style:name="P76" style:family="paragraph" style:parent-style-name="Text_20_body" style:list-style-name="L8">
      <style:text-properties officeooo:rsid="00478887" officeooo:paragraph-rsid="00478887"/>
    </style:style>
    <style:style style:name="P77" style:family="paragraph" style:parent-style-name="Text_20_body" style:list-style-name="L9">
      <style:text-properties officeooo:rsid="00532985" officeooo:paragraph-rsid="00532985"/>
    </style:style>
    <style:style style:name="P78" style:family="paragraph" style:parent-style-name="Text_20_body" style:list-style-name="L10">
      <style:text-properties officeooo:rsid="00532985" officeooo:paragraph-rsid="00532985"/>
    </style:style>
    <style:style style:name="P79" style:family="paragraph" style:parent-style-name="Text_20_body" style:list-style-name="L10">
      <style:text-properties officeooo:rsid="005291d2" officeooo:paragraph-rsid="005291d2"/>
    </style:style>
    <style:style style:name="P80" style:family="paragraph" style:parent-style-name="Text_20_body" style:list-style-name="L10">
      <style:text-properties officeooo:rsid="00545d7f" officeooo:paragraph-rsid="00545d7f"/>
    </style:style>
    <style:style style:name="P81" style:family="paragraph" style:parent-style-name="Text_20_body">
      <style:text-properties officeooo:rsid="006417d5" officeooo:paragraph-rsid="008478dc"/>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officeooo:rsid="0072992a" officeooo:paragraph-rsid="0072992a"/>
    </style:style>
    <style:style style:name="P84" style:family="paragraph" style:parent-style-name="Text_20_body">
      <style:text-properties officeooo:rsid="0072992a" officeooo:paragraph-rsid="007487f1"/>
    </style:style>
    <style:style style:name="P85" style:family="paragraph" style:parent-style-name="Text_20_body">
      <style:text-properties officeooo:rsid="007487f1" officeooo:paragraph-rsid="007487f1"/>
    </style:style>
    <style:style style:name="P86" style:family="paragraph" style:parent-style-name="Text_20_body">
      <style:text-properties officeooo:rsid="008478dc" officeooo:paragraph-rsid="008478dc"/>
    </style:style>
    <style:style style:name="P87" style:family="paragraph" style:parent-style-name="Text_20_body">
      <style:text-properties officeooo:rsid="0087a6ba" officeooo:paragraph-rsid="0087a6ba"/>
    </style:style>
    <style:style style:name="P88" style:family="paragraph" style:parent-style-name="Text_20_body">
      <style:text-properties officeooo:rsid="0087a6ba" officeooo:paragraph-rsid="00888724"/>
    </style:style>
    <style:style style:name="P89" style:family="paragraph" style:parent-style-name="Text_20_body">
      <style:text-properties officeooo:rsid="008088c2" officeooo:paragraph-rsid="008088c2"/>
    </style:style>
    <style:style style:name="P90" style:family="paragraph" style:parent-style-name="Text_20_body">
      <style:text-properties officeooo:rsid="008a7c80" officeooo:paragraph-rsid="008a7c80"/>
    </style:style>
    <style:style style:name="P91" style:family="paragraph" style:parent-style-name="Text_20_body">
      <style:text-properties officeooo:rsid="008dd4e0" officeooo:paragraph-rsid="008dd4e0"/>
    </style:style>
    <style:style style:name="P92" style:family="paragraph" style:parent-style-name="Text_20_body">
      <style:text-properties officeooo:rsid="00917895" officeooo:paragraph-rsid="00917895"/>
    </style:style>
    <style:style style:name="P93" style:family="paragraph" style:parent-style-name="Text_20_body">
      <style:text-properties officeooo:rsid="0092616c" officeooo:paragraph-rsid="0092616c"/>
    </style:style>
    <style:style style:name="P94" style:family="paragraph" style:parent-style-name="Text_20_body">
      <style:text-properties officeooo:rsid="00943398" officeooo:paragraph-rsid="00943398"/>
    </style:style>
    <style:style style:name="P95" style:family="paragraph" style:parent-style-name="Text_20_body">
      <style:text-properties officeooo:rsid="0097e770" officeooo:paragraph-rsid="0097e770"/>
    </style:style>
    <style:style style:name="P96" style:family="paragraph" style:parent-style-name="Text_20_body" style:list-style-name="L8">
      <style:paragraph-properties fo:margin-top="0in" fo:margin-bottom="0.1in" style:contextual-spacing="true"/>
      <style:text-properties officeooo:rsid="00323c7c" officeooo:paragraph-rsid="00478887"/>
    </style:style>
    <style:style style:name="P97" style:family="paragraph" style:parent-style-name="Text_20_body" style:list-style-name="L8">
      <style:paragraph-properties fo:margin-top="0in" fo:margin-bottom="0.1in" style:contextual-spacing="true"/>
      <style:text-properties officeooo:rsid="00323c7c" officeooo:paragraph-rsid="00622739"/>
    </style:style>
    <style:style style:name="P98" style:family="paragraph" style:parent-style-name="Text_20_body" style:list-style-name="L8">
      <style:paragraph-properties fo:margin-top="0in" fo:margin-bottom="0.1in" style:contextual-spacing="true"/>
      <style:text-properties officeooo:rsid="00323c7c" officeooo:paragraph-rsid="006f94cf"/>
    </style:style>
    <style:style style:name="P99" style:family="paragraph" style:parent-style-name="Text_20_body">
      <style:paragraph-properties fo:margin-top="0in" fo:margin-bottom="0.1in" style:contextual-spacing="true"/>
      <style:text-properties officeooo:rsid="00323c7c" officeooo:paragraph-rsid="00323c7c"/>
    </style:style>
    <style:style style:name="P100" style:family="paragraph" style:parent-style-name="Text_20_body" style:list-style-name="L8">
      <style:paragraph-properties fo:margin-top="0in" fo:margin-bottom="0.1in" style:contextual-spacing="true"/>
      <style:text-properties officeooo:paragraph-rsid="00478887"/>
    </style:style>
    <style:style style:name="P101" style:family="paragraph" style:parent-style-name="Text_20_body" style:list-style-name="L8">
      <style:paragraph-properties fo:margin-top="0in" fo:margin-bottom="0.1in" style:contextual-spacing="true"/>
      <style:text-properties officeooo:rsid="00622739" officeooo:paragraph-rsid="00622739"/>
    </style:style>
    <style:style style:name="P102" style:family="paragraph" style:parent-style-name="Text_20_body">
      <style:paragraph-properties fo:margin-top="0in" fo:margin-bottom="0in" style:contextual-spacing="true"/>
      <style:text-properties officeooo:rsid="008a7c80" officeooo:paragraph-rsid="008a7c80"/>
    </style:style>
    <style:style style:name="P103" style:family="paragraph" style:parent-style-name="Text_20_body">
      <style:paragraph-properties fo:margin-top="0in" fo:margin-bottom="0in" style:contextual-spacing="true"/>
      <style:text-properties officeooo:rsid="00323c7c" officeooo:paragraph-rsid="008a7c80"/>
    </style:style>
    <style:style style:name="P104" style:family="paragraph" style:parent-style-name="Text_20_body">
      <style:paragraph-properties fo:margin-top="0in" fo:margin-bottom="0in" style:contextual-spacing="true"/>
      <style:text-properties officeooo:rsid="00323c7c" officeooo:paragraph-rsid="008dd4e0"/>
    </style:style>
    <style:style style:name="P105" style:family="paragraph" style:parent-style-name="Text_20_body">
      <style:paragraph-properties fo:margin-top="0in" fo:margin-bottom="0in" style:contextual-spacing="true"/>
      <style:text-properties officeooo:rsid="00323c7c" officeooo:paragraph-rsid="009193ed"/>
    </style:style>
    <style:style style:name="P106" style:family="paragraph" style:parent-style-name="Heading_20_1">
      <style:text-properties fo:font-style="normal" style:font-style-asian="normal" style:font-style-complex="normal"/>
    </style:style>
    <style:style style:name="P107" style:family="paragraph" style:parent-style-name="Heading_20_1">
      <style:text-properties fo:font-style="normal" officeooo:rsid="0019352c" officeooo:paragraph-rsid="0019352c" style:font-style-asian="normal" style:font-style-complex="normal"/>
    </style:style>
    <style:style style:name="P108" style:family="paragraph" style:parent-style-name="Heading_20_1">
      <style:text-properties officeooo:paragraph-rsid="00340a52"/>
    </style:style>
    <style:style style:name="P109" style:family="paragraph" style:parent-style-name="Heading_20_1">
      <style:text-properties officeooo:paragraph-rsid="0065fe79"/>
    </style:style>
    <style:style style:name="P110" style:family="paragraph" style:parent-style-name="Heading_20_2">
      <style:text-properties fo:font-style="normal" style:text-underline-style="none" style:font-style-asian="normal" style:font-style-complex="normal"/>
    </style:style>
    <style:style style:name="P111" style:family="paragraph" style:parent-style-name="Heading_20_3">
      <style:text-properties fo:font-style="normal" style:font-style-asian="normal" style:font-style-complex="normal"/>
    </style:style>
    <style:style style:name="P112" style:family="paragraph" style:parent-style-name="Heading_20_3">
      <style:text-properties fo:font-style="normal" style:text-underline-style="none" style:font-style-asian="normal" style:font-style-complex="normal"/>
    </style:style>
    <style:style style:name="P113"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italic" officeooo:rsid="0087a1ec" style:font-style-asian="italic" style:font-style-complex="italic"/>
    </style:style>
    <style:style style:name="T8" style:family="text">
      <style:text-properties fo:font-style="italic" officeooo:rsid="009d91f4"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c88b9" style:font-style-asian="normal" style:font-style-complex="normal"/>
    </style:style>
    <style:style style:name="T11" style:family="text">
      <style:text-properties fo:font-style="normal" officeooo:rsid="001e5756" style:font-style-asian="normal" style:font-style-complex="normal"/>
    </style:style>
    <style:style style:name="T12" style:family="text">
      <style:text-properties fo:font-style="normal" officeooo:rsid="00239561" style:font-style-asian="normal" style:font-style-complex="normal"/>
    </style:style>
    <style:style style:name="T13" style:family="text">
      <style:text-properties fo:font-style="normal" officeooo:rsid="0023ef70" style:font-style-asian="normal" style:font-style-complex="normal"/>
    </style:style>
    <style:style style:name="T14" style:family="text">
      <style:text-properties fo:font-style="normal" officeooo:rsid="00246277" style:font-style-asian="normal" style:font-style-complex="normal"/>
    </style:style>
    <style:style style:name="T15" style:family="text">
      <style:text-properties fo:font-style="normal" officeooo:rsid="002533fb" style:font-style-asian="normal" style:font-style-complex="normal"/>
    </style:style>
    <style:style style:name="T16" style:family="text">
      <style:text-properties fo:font-style="normal" officeooo:rsid="0026b06f" style:font-style-asian="normal" style:font-style-complex="normal"/>
    </style:style>
    <style:style style:name="T17" style:family="text">
      <style:text-properties fo:font-style="normal" officeooo:rsid="0028ae83" style:font-style-asian="normal" style:font-style-complex="normal"/>
    </style:style>
    <style:style style:name="T18" style:family="text">
      <style:text-properties fo:font-style="normal" officeooo:rsid="002a28eb" style:font-style-asian="normal" style:font-style-complex="normal"/>
    </style:style>
    <style:style style:name="T19" style:family="text">
      <style:text-properties fo:font-style="normal" officeooo:rsid="002a9681" style:font-style-asian="normal" style:font-style-complex="normal"/>
    </style:style>
    <style:style style:name="T20" style:family="text">
      <style:text-properties fo:font-style="normal" officeooo:rsid="002acb83" style:font-style-asian="normal" style:font-style-complex="normal"/>
    </style:style>
    <style:style style:name="T21" style:family="text">
      <style:text-properties fo:font-style="normal" officeooo:rsid="002c89f4" style:font-style-asian="normal" style:font-style-complex="normal"/>
    </style:style>
    <style:style style:name="T22" style:family="text">
      <style:text-properties fo:font-style="normal" officeooo:rsid="002ec67a" style:font-style-asian="normal" style:font-style-complex="normal"/>
    </style:style>
    <style:style style:name="T23" style:family="text">
      <style:text-properties fo:font-style="normal" officeooo:rsid="002ef2c0" style:font-style-asian="normal" style:font-style-complex="normal"/>
    </style:style>
    <style:style style:name="T24" style:family="text">
      <style:text-properties fo:font-style="normal" officeooo:rsid="00300852" style:font-style-asian="normal" style:font-style-complex="normal"/>
    </style:style>
    <style:style style:name="T25" style:family="text">
      <style:text-properties fo:font-style="normal" officeooo:rsid="003cba77" style:font-style-asian="normal" style:font-style-complex="normal"/>
    </style:style>
    <style:style style:name="T26" style:family="text">
      <style:text-properties fo:font-style="normal" officeooo:rsid="003d3d2a" style:font-style-asian="normal" style:font-style-complex="normal"/>
    </style:style>
    <style:style style:name="T27" style:family="text">
      <style:text-properties fo:font-style="normal" officeooo:rsid="004e97d6" style:font-style-asian="normal" style:font-style-complex="normal"/>
    </style:style>
    <style:style style:name="T28" style:family="text">
      <style:text-properties fo:font-style="normal" officeooo:rsid="005d5645" style:font-style-asian="normal" style:font-style-complex="normal"/>
    </style:style>
    <style:style style:name="T29" style:family="text">
      <style:text-properties fo:font-style="normal" officeooo:rsid="005e432e" style:font-style-asian="normal" style:font-style-complex="normal"/>
    </style:style>
    <style:style style:name="T30" style:family="text">
      <style:text-properties fo:font-style="normal" officeooo:rsid="005ec690" style:font-style-asian="normal" style:font-style-complex="normal"/>
    </style:style>
    <style:style style:name="T31" style:family="text">
      <style:text-properties fo:font-style="normal" officeooo:rsid="006733c9" style:font-style-asian="normal" style:font-style-complex="normal"/>
    </style:style>
    <style:style style:name="T32" style:family="text">
      <style:text-properties fo:font-style="normal" officeooo:rsid="00679b6d" style:font-style-asian="normal" style:font-style-complex="normal"/>
    </style:style>
    <style:style style:name="T33" style:family="text">
      <style:text-properties fo:font-style="normal" officeooo:rsid="00683435" style:font-style-asian="normal" style:font-style-complex="normal"/>
    </style:style>
    <style:style style:name="T34" style:family="text">
      <style:text-properties fo:font-style="normal" officeooo:rsid="0068cbf3" style:font-style-asian="normal" style:font-style-complex="normal"/>
    </style:style>
    <style:style style:name="T35" style:family="text">
      <style:text-properties fo:font-style="normal" officeooo:rsid="0069c989" style:font-style-asian="normal" style:font-style-complex="normal"/>
    </style:style>
    <style:style style:name="T36" style:family="text">
      <style:text-properties fo:font-style="normal" officeooo:rsid="006b9195" style:font-style-asian="normal" style:font-style-complex="normal"/>
    </style:style>
    <style:style style:name="T37" style:family="text">
      <style:text-properties fo:font-style="normal" officeooo:rsid="006d6ea1" style:font-style-asian="normal" style:font-style-complex="normal"/>
    </style:style>
    <style:style style:name="T38" style:family="text">
      <style:text-properties fo:font-style="normal" officeooo:rsid="007487f1" style:font-style-asian="normal" style:font-style-complex="normal"/>
    </style:style>
    <style:style style:name="T39" style:family="text">
      <style:text-properties fo:font-style="normal" officeooo:rsid="0081018f" style:font-style-asian="normal" style:font-style-complex="normal"/>
    </style:style>
    <style:style style:name="T40" style:family="text">
      <style:text-properties fo:font-style="normal" officeooo:rsid="0081fdd6" style:font-style-asian="normal" style:font-style-complex="normal"/>
    </style:style>
    <style:style style:name="T41" style:family="text">
      <style:text-properties fo:font-style="normal" officeooo:rsid="0087a1ec" style:font-style-asian="normal" style:font-style-complex="normal"/>
    </style:style>
    <style:style style:name="T42" style:family="text">
      <style:text-properties fo:font-style="normal" officeooo:rsid="0087a6ba" style:font-style-asian="normal" style:font-style-complex="normal"/>
    </style:style>
    <style:style style:name="T43" style:family="text">
      <style:text-properties fo:font-style="normal" officeooo:rsid="00888724" style:font-style-asian="normal" style:font-style-complex="normal"/>
    </style:style>
    <style:style style:name="T44" style:family="text">
      <style:text-properties fo:font-style="normal" officeooo:rsid="00888b73" style:font-style-asian="normal" style:font-style-complex="normal"/>
    </style:style>
    <style:style style:name="T45" style:family="text">
      <style:text-properties fo:font-style="normal" officeooo:rsid="008a7c80" style:font-style-asian="normal" style:font-style-complex="normal"/>
    </style:style>
    <style:style style:name="T46" style:family="text">
      <style:text-properties fo:font-style="normal" officeooo:rsid="006f94cf" style:font-style-asian="normal" style:font-style-complex="normal"/>
    </style:style>
    <style:style style:name="T47" style:family="text">
      <style:text-properties fo:font-style="normal" officeooo:rsid="008d8136" style:font-style-asian="normal" style:font-style-complex="normal"/>
    </style:style>
    <style:style style:name="T48" style:family="text">
      <style:text-properties fo:font-style="normal" officeooo:rsid="009d91f4" style:font-style-asian="normal" style:font-style-complex="normal"/>
    </style:style>
    <style:style style:name="T49" style:family="text">
      <style:text-properties fo:font-style="normal" officeooo:rsid="00a35e24"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style:text-underline-style="none"/>
    </style:style>
    <style:style style:name="T52" style:family="text">
      <style:text-properties officeooo:rsid="00177a6a"/>
    </style:style>
    <style:style style:name="T53" style:family="text">
      <style:text-properties officeooo:rsid="00246277"/>
    </style:style>
    <style:style style:name="T54" style:family="text">
      <style:text-properties officeooo:rsid="002533fb"/>
    </style:style>
    <style:style style:name="T55" style:family="text">
      <style:text-properties officeooo:rsid="002ce92b"/>
    </style:style>
    <style:style style:name="T56" style:family="text">
      <style:text-properties officeooo:rsid="00323c7c"/>
    </style:style>
    <style:style style:name="T57" style:family="text">
      <style:text-properties officeooo:rsid="00335f85"/>
    </style:style>
    <style:style style:name="T58" style:family="text">
      <style:text-properties style:font-name="Liberation Serif"/>
    </style:style>
    <style:style style:name="T59" style:family="text">
      <style:text-properties style:font-name="Liberation Serif" officeooo:rsid="00335f85"/>
    </style:style>
    <style:style style:name="T60" style:family="text">
      <style:text-properties style:font-name="Liberation Serif" fo:font-size="11pt" officeooo:rsid="00335f85" style:font-size-asian="11pt" style:font-size-complex="11pt"/>
    </style:style>
    <style:style style:name="T61" style:family="text">
      <style:text-properties officeooo:rsid="00398634"/>
    </style:style>
    <style:style style:name="T62" style:family="text">
      <style:text-properties officeooo:rsid="003d701d"/>
    </style:style>
    <style:style style:name="T63" style:family="text">
      <style:text-properties officeooo:rsid="0041f211"/>
    </style:style>
    <style:style style:name="T64" style:family="text">
      <style:text-properties officeooo:rsid="0046424d"/>
    </style:style>
    <style:style style:name="T65" style:family="text">
      <style:text-properties officeooo:rsid="0047664f"/>
    </style:style>
    <style:style style:name="T66" style:family="text">
      <style:text-properties officeooo:rsid="00478887"/>
    </style:style>
    <style:style style:name="T67" style:family="text">
      <style:text-properties officeooo:rsid="00498331"/>
    </style:style>
    <style:style style:name="T68" style:family="text">
      <style:text-properties officeooo:rsid="004be4f1"/>
    </style:style>
    <style:style style:name="T69" style:family="text">
      <style:text-properties officeooo:rsid="004e97d6"/>
    </style:style>
    <style:style style:name="T70" style:family="text">
      <style:text-properties officeooo:rsid="004f9130"/>
    </style:style>
    <style:style style:name="T71" style:family="text">
      <style:text-properties officeooo:rsid="005291d2"/>
    </style:style>
    <style:style style:name="T72" style:family="text">
      <style:text-properties officeooo:rsid="0053dfbb"/>
    </style:style>
    <style:style style:name="T73" style:family="text">
      <style:text-properties officeooo:rsid="00554b6c"/>
    </style:style>
    <style:style style:name="T74" style:family="text">
      <style:text-properties officeooo:rsid="00574ae1"/>
    </style:style>
    <style:style style:name="T75" style:family="text">
      <style:text-properties officeooo:rsid="005922c3"/>
    </style:style>
    <style:style style:name="T76" style:family="text">
      <style:text-properties officeooo:rsid="005b0ef5"/>
    </style:style>
    <style:style style:name="T77" style:family="text">
      <style:text-properties officeooo:rsid="005cbd14"/>
    </style:style>
    <style:style style:name="T78" style:family="text">
      <style:text-properties officeooo:rsid="00622739"/>
    </style:style>
    <style:style style:name="T79" style:family="text">
      <style:text-properties officeooo:rsid="00639289"/>
    </style:style>
    <style:style style:name="T80" style:family="text">
      <style:text-properties officeooo:rsid="006579b8"/>
    </style:style>
    <style:style style:name="T81" style:family="text">
      <style:text-properties officeooo:rsid="006733c9"/>
    </style:style>
    <style:style style:name="T82" style:family="text">
      <style:text-properties officeooo:rsid="006d6ea1"/>
    </style:style>
    <style:style style:name="T83" style:family="text">
      <style:text-properties officeooo:rsid="006f94cf"/>
    </style:style>
    <style:style style:name="T84" style:family="text">
      <style:text-properties officeooo:rsid="00709bae"/>
    </style:style>
    <style:style style:name="T85" style:family="text">
      <style:text-properties officeooo:rsid="00756574"/>
    </style:style>
    <style:style style:name="T86" style:family="text">
      <style:text-properties officeooo:rsid="0076b351"/>
    </style:style>
    <style:style style:name="T87" style:family="text">
      <style:text-properties style:font-name="Liberation Serif1"/>
    </style:style>
    <style:style style:name="T88" style:family="text">
      <style:text-properties officeooo:rsid="00835d97"/>
    </style:style>
    <style:style style:name="T89" style:family="text">
      <style:text-properties officeooo:rsid="0087a1ec"/>
    </style:style>
    <style:style style:name="T90" style:family="text">
      <style:text-properties officeooo:rsid="008a7c80"/>
    </style:style>
    <style:style style:name="T91" style:family="text">
      <style:text-properties officeooo:rsid="008d8136"/>
    </style:style>
    <style:style style:name="T92" style:family="text">
      <style:text-properties officeooo:rsid="008dd4e0"/>
    </style:style>
    <style:style style:name="T93" style:family="text">
      <style:text-properties officeooo:rsid="008fb590"/>
    </style:style>
    <style:style style:name="T94" style:family="text">
      <style:text-properties officeooo:rsid="00917895"/>
    </style:style>
    <style:style style:name="T95" style:family="text">
      <style:text-properties officeooo:rsid="0092616c"/>
    </style:style>
    <style:style style:name="T96" style:family="text">
      <style:text-properties officeooo:rsid="00943398"/>
    </style:style>
    <style:style style:name="T97" style:family="text">
      <style:text-properties officeooo:rsid="00958a82"/>
    </style:style>
    <style:style style:name="T98" style:family="text">
      <style:text-properties officeooo:rsid="00983629"/>
    </style:style>
    <style:style style:name="T99" style:family="text">
      <style:text-properties officeooo:rsid="009d91f4"/>
    </style:style>
    <style:style style:name="T100" style:family="text">
      <style:text-properties officeooo:rsid="009f3fb2"/>
    </style:style>
    <style:style style:name="T101" style:family="text">
      <style:text-properties officeooo:rsid="00a02572"/>
    </style:style>
    <style:style style:name="T102" style:family="text">
      <style:text-properties officeooo:rsid="00a0fedb"/>
    </style:style>
    <style:style style:name="T103" style:family="text">
      <style:text-properties officeooo:rsid="00a16456"/>
    </style:style>
    <style:style style:name="T104" style:family="text">
      <style:text-properties officeooo:rsid="00a35e24"/>
    </style:style>
    <style:style style:name="fr1"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45">Copyright <text:span text:style-name="T87">©</text:span><text:span text:style-name="T58"> </text:span>2014 Martin McClure</text:p>
      <text:p text:style-name="P62"><draw:frame draw:style-name="fr1" draw:name="Image1" text:anchor-type="paragraph" svg:y="0.0346in" svg:width="1.3425in" svg:height="0.4693in" draw:z-index="0"><draw:image xlink:href="Pictures/10000201000001930000008D0A797014.png" xlink:type="simple" xlink:show="embed" xlink:actuate="onLoad"/></draw:frame>This work is licensed under the Creative Commons Attribution-ShareAlike 4.0 International License. To view a copy of this license, visit http://creativecommons.org/licenses/by-sa/4.0/ or send a letter to Creative Commons, 444 Castro Street, Suite 900, Mountain View, California, 94041, USA.</text:p>
      <text:p text:style-name="P46">The date of the latest revision is:</text:p>
      <text:p text:style-name="P82"><text:date style:data-style-name="N84" text:date-value="2014-07-27T19:55:00.214673182" text:fixed="true">2014-07-27</text:date></text:p>
      <text:p text:style-name="P6">This document is currently under rapid development. If the above date is more than a week or so ago, you may want to get the latest version. The most recent version is available in the Mist project git repository, the link to which can be found at http://mist-project.org.</text:p>
      <text:p text:style-name="P6"/>
      <text:p text:style-name="Standard">This is in <text:span text:style-name="T80">largely</text:span> random order for now...</text:p>
      <text:p text:style-name="Standard">But it <text:span text:style-name="T1">is</text:span><text:span text:style-name="T9"> information about the design of Mist. Primarily the design of Mist’s </text:span><text:span text:style-name="T1">implementation</text:span><text:span text:style-name="T9">, as opposed to its language design.</text:span></text:p>
      <text:p text:style-name="P2"/>
      <text:h text:style-name="P106"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2560020899927881485" text:style-name="L1">
        <text:list-item>
          <text:p text:style-name="P55">Single-threaded. Mist (initially) has no concurrency mechanism. There will be something later, likely a variant of the Actor model based on asynchronous message sending.</text:p>
        </text:list-item>
        <text:list-item>
          <text:p text:style-name="P55">Super/self. Mist has no super send, but there are somewhat similar special rules for self sends. In some cases, this allows self sends to be early-bound – that is, the invoked method can be determined at compile time.</text:p>
          <text:p text:style-name="P55"/>
        </text:list-item>
      </text:list>
      <text:h text:style-name="P106" text:outline-level="1"><text:soft-page-break/>Deployment Models</text:h>
      <text:p text:style-name="P9">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2664026526283155264" text:style-name="L2">
        <text:list-item>
          <text:p text:style-name="P64">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64">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64">Mist as a library. A Mist program defines some entry points, and is compiled as a .so shared object file. There is no “main” here, there are only entry points that can be called from a program written in any language.</text:p>
        </text:list-item>
        <text:list-item>
          <text:p text:style-name="P64">Mist scripts. A Mist executable image is created that can be the interpreter for a #! script. The script contains Mist source code which is compiled and executed by the Mist image.</text:p>
        </text:list-item>
      </text:list>
      <text:p text:style-name="P9">The executable image is the first model to be implemented, and the one covered in the most detail in this document.</text:p>
      <text:h text:style-name="P106" text:outline-level="1">Image Format</text:h>
      <text:p text:style-name="Text_20_body"><text:span text:style-name="T9">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9">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106" text:outline-level="1">Methods</text:h>
      <text:p text:style-name="P9">In a traditional Smalltalk implementation, most of the code of the system exists as bytecodes in instances of CompiledMethod. The virtual machine provides the rest of the code: </text:p>
      <text:list xml:id="list9197402282640562443" text:style-name="L3">
        <text:list-item>
          <text:p text:style-name="P65">A bytecode interpreter implementing language-level features like assigning to variables, sending messages, and returning from methods</text:p>
        </text:list-item>
        <text:list-item>
          <text:p text:style-name="P65">Memory management code, including object allocation and garbage collection</text:p>
        </text:list-item>
        <text:list-item>
          <text:p text:style-name="P65"><text:soft-page-break/>Implementations of the primitive methods</text:p>
        </text:list-item>
      </text:list>
      <text:p text:style-name="P9">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P9">Mist methods are first compiled from source code to an intermediate code known as Fog. The Fog code 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p>
      <text:h text:style-name="P111" text:outline-level="3">Primitive Methods</text:h>
      <text:p text:style-name="P9">Mist, like Smalltalk, only supports a very few basic operations at the language level. All the language lets you do is:</text:p>
      <text:list xml:id="list4251762080431936196" text:style-name="L4">
        <text:list-item>
          <text:p text:style-name="P66">Specify a limited set of objects literally (numbers, strings, symbols, arrays, blocks...)</text:p>
        </text:list-item>
        <text:list-item>
          <text:p text:style-name="P66">Reference a few special constant objects (nil, true, false)</text:p>
        </text:list-item>
        <text:list-item>
          <text:p text:style-name="P66">Reference the implicit temporary variable “self”</text:p>
        </text:list-item>
        <text:list-item>
          <text:p text:style-name="P66">Declare formal parameters and temporary variables</text:p>
        </text:list-item>
        <text:list-item>
          <text:p text:style-name="P66">Reference variables (parameters, temporaries, instance, shared)</text:p>
        </text:list-item>
        <text:list-item>
          <text:p text:style-name="P66">Assign to assignable variables</text:p>
        </text:list-item>
        <text:list-item>
          <text:p text:style-name="P66">Send messages</text:p>
        </text:list-item>
        <text:list-item>
          <text:p text:style-name="P66">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9"> that perform other necessary low-level operations, such as adding two integers together, or making a system call to the OS kernel. </text:span></text:p>
      <text:p text:style-name="P9">In Smalltalk, primitive methods are traditionally implemented within the virtual machine, and are written in the language that the VM is written in, which is usually C. In Mist, primitives are written <text:soft-page-break/>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9">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9">In Mist, there is no notion equivalent to the “primitive failure” of Smalltalk-80 and most Smalltalk 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9"><text:span text:style-name="T88">&gt;&gt;&gt;</text:span>&lt;insert example primitive here&gt;</text:p>
      <text:h text:style-name="P106" text:outline-level="1">Memory Management</text:h>
      <text:p text:style-name="P9">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9">Mist's garbage collector is <text:span text:style-name="T77">a </text:span>non-compacting <text:span text:style-name="T77">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77">O</text:span>bjects that require more than 8192 bytes are mmaped directly from the kernel, and munmapped upon garbage collection. <text:span text:style-name="T77">Large objects are expected to be relatively rare.</text:span></text:p>
      <text:p text:style-name="P9">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106" text:outline-level="1">Image Startup</text:h>
      <text:p text:style-name="P2"/>
      <text:p text:style-name="Standard"><text:span text:style-name="T9">The Mist image is an ELF64 executable. Its header object specifies that the entire file be loaded into memory at address 16r400000 and execution should start at an </text:span><text:span text:style-name="T1">initialization method</text:span><text:span text:style-name="T50">. </text:span></text:p>
      <text:p text:style-name="P3"><text:soft-page-break/></text:p>
      <text:h text:style-name="P110" text:outline-level="2">Initial State</text:h>
      <text:h text:style-name="P112"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7">martin@mite /proc/23090 $ cat maps</text:p>
      <text:p text:style-name="P7">00400000-00402000 rwxp 00000000 08:03 12329631 <text:s text:c="25"/>&lt;path to image&gt;</text:p>
      <text:p text:style-name="P7">00402000-00502000 rwxp 00000000 00:00 0 <text:s text:c="33"/>[heap]</text:p>
      <text:p text:style-name="P7">7ffff7ffe000-7ffff7fff000 r-xp 00000000 00:00 0 <text:s text:c="25"/>[vdso]</text:p>
      <text:p text:style-name="P7">7ffffffdd000-7ffffffff000 rwxp 00000000 00:00 0 <text:s text:c="25"/>[stack]</text:p>
      <text:p text:style-name="P7">ffffffffff600000-ffffffffff601000 r-xp 00000000 00:00 0 <text:s text:c="17"/>[vsyscall]</text:p>
      <text:p text:style-name="P3"/>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112" text:outline-level="3">Registers</text:h>
      <text:p text:style-name="P3">The contents of the general-purpose registers at startup looks like this:</text:p>
      <text:p text:style-name="P3"/>
      <text:p text:style-name="P8">(gdb) info registers</text:p>
      <text:p text:style-name="P8">rax <text:s text:c="11"/>0x0 <text:s text:c="5"/>0</text:p>
      <text:p text:style-name="P8">rbx <text:s text:c="11"/>0x0 <text:s text:c="5"/>0</text:p>
      <text:p text:style-name="P8">rcx <text:s text:c="11"/>0x0 <text:s text:c="5"/>0</text:p>
      <text:p text:style-name="P8">rdx <text:s text:c="11"/>0x0 <text:s text:c="5"/>0</text:p>
      <text:p text:style-name="P8">rsi <text:s text:c="11"/>0x0 <text:s text:c="5"/>0</text:p>
      <text:p text:style-name="P8">rdi <text:s text:c="11"/>0x0 <text:s text:c="5"/>0</text:p>
      <text:p text:style-name="P8">rbp <text:s text:c="11"/>0x0 <text:s text:c="5"/>0x0</text:p>
      <text:p text:style-name="P8">rsp <text:s text:c="11"/>0x7fffffffdac0 <text:s text:c="2"/>0x7fffffffdac0</text:p>
      <text:p text:style-name="P8">r8 <text:s text:c="12"/>0x0 <text:s text:c="5"/>0</text:p>
      <text:p text:style-name="P8">r9 <text:s text:c="12"/>0x0 <text:s text:c="5"/>0</text:p>
      <text:p text:style-name="P8">r10 <text:s text:c="11"/>0x0 <text:s text:c="5"/>0</text:p>
      <text:p text:style-name="P8">r11 <text:s text:c="11"/>0x0 <text:s text:c="5"/>0</text:p>
      <text:p text:style-name="P8"><text:soft-page-break/>r12 <text:s text:c="11"/>0x0 <text:s text:c="5"/>0</text:p>
      <text:p text:style-name="P8">r13 <text:s text:c="11"/>0x0 <text:s text:c="5"/>0</text:p>
      <text:p text:style-name="P8">r14 <text:s text:c="11"/>0x0 <text:s text:c="5"/>0</text:p>
      <text:p text:style-name="P8">r15 <text:s text:c="11"/>0x0 <text:s text:c="5"/>0</text:p>
      <text:p text:style-name="P8">rip <text:s text:c="11"/>0x4001b1 0x4001b1</text:p>
      <text:p text:style-name="P8">eflags <text:s text:c="8"/>0x202 <text:s text:c="3"/>[ IF ]</text:p>
      <text:p text:style-name="P8">cs <text:s text:c="12"/>0x33 <text:s text:c="4"/>51</text:p>
      <text:p text:style-name="P8">ss <text:s text:c="12"/>0x2b <text:s text:c="4"/>43</text:p>
      <text:p text:style-name="P8">ds <text:s text:c="12"/>0x0 <text:s text:c="5"/>0</text:p>
      <text:p text:style-name="P8">es <text:s text:c="12"/>0x0 <text:s text:c="5"/>0</text:p>
      <text:p text:style-name="P8">fs <text:s text:c="12"/>0x0 <text:s text:c="5"/>0</text:p>
      <text:p text:style-name="P8">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112" text:outline-level="3">Stack</text:h>
      <text:p text:style-name="P14">The kernel puts the arguments and environment variables of the process into the area after the stack pointer. The 64-bit word pointed to by rsp is the argument count.</text:p>
      <text:p text:style-name="P8">(gdb) x/g 0x7fffffffdac0</text:p>
      <text:p text:style-name="P8">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8">(gdb) x/4g 0x7fffffffdac0</text:p>
      <text:p text:style-name="P8">0x7fffffffdac0: 0x3 <text:s text:c="4"/>0x7fffffffde6b</text:p>
      <text:p text:style-name="P8">0x7fffffffdad0: 0x7fffffffde9d <text:s/>0x7fffffffdea1</text:p>
      <text:p text:style-name="P8"/>
      <text:p text:style-name="P3">They’re pointers into farther into the stuff in the stack area. They should point to null-terminated strings.</text:p>
      <text:p text:style-name="P3"/>
      <text:p text:style-name="P8">(gdb) x/s 0x7fffffffde6b</text:p>
      <text:p text:style-name="P8">0x7fffffffde6b: "/home/martin/Projects/Mist/pharo3.0/shared/test42"</text:p>
      <text:p text:style-name="P8">(gdb) x/s 0x7fffffffde9d</text:p>
      <text:p text:style-name="P8">0x7fffffffde9d: "foo"</text:p>
      <text:p text:style-name="P8">(gdb) x/s 0x7fffffffdea1</text:p>
      <text:p text:style-name="P8">0x7fffffffdea1: "bar"</text:p>
      <text:p text:style-name="P3"/>
      <text:p text:style-name="P3">And indeed they do. So that’s how the arguments work, what about the environment? The environment is supposed to follow the arguments, after a zero word. Let’s see:</text:p>
      <text:p text:style-name="P3"/>
      <text:p text:style-name="P8">0x7fffffffdac0: 0x0000000000000003 <text:s text:c="5"/>0x00007fffffffde6b</text:p>
      <text:p text:style-name="P8">0x7fffffffdad0: 0x00007fffffffde9d <text:s text:c="5"/>0x00007fffffffdea1</text:p>
      <text:p text:style-name="P8">0x7fffffffdae0: 0x0000000000000000 <text:s text:c="5"/>0x00007fffffffdea5</text:p>
      <text:p text:style-name="P3"/>
      <text:p text:style-name="P3"><text:soft-page-break/>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8">(gdb) x/s 0x00007fffffffefb0</text:p>
      <text:p text:style-name="P8">0x7fffffffefb0: "OPENCL_PROFILE=nvidia"</text:p>
      <text:p text:style-name="P8"/>
      <text:p text:style-name="P1"><text:span text:style-name="T51">But – </text:span><text:span text:style-name="T50">We still have some unaccounted space. What is this?</text:span></text:p>
      <text:p text:style-name="P3"/>
      <text:p text:style-name="P8">0x7fffffffdd00: 0x00007fffffffefb0 <text:s text:c="5"/>0x0000000000000000</text:p>
      <text:p text:style-name="P8">0x7fffffffdd10: 0x0000000000000021</text:p>
      <text:p text:style-name="P3"/>
      <text:p text:style-name="P3">The first pointer is the pointer to the environment string for OPENCL_PROFILE. Next comes the null pointer. And that’s the end of what I’ve seen documented. </text:p>
      <text:p text:style-name="P3"/>
      <text:p text:style-name="P3">But there’s clearly more, let’s see if it’s anything obvious. That first word is 16r21. What’s after that?</text:p>
      <text:p text:style-name="P3"/>
      <text:p text:style-name="P8">0x7fffffffdd00: 0x00007fffffffefb0 <text:s text:c="5"/>0x0000000000000000</text:p>
      <text:p text:style-name="P8">0x7fffffffdd10: 0x0000000000000021 <text:s text:c="5"/>0x00007ffff7ffe000</text:p>
      <text:p text:style-name="P8">0x7fffffffdd20: 0x0000000000000010 <text:s text:c="5"/>0x00000000bfebfbff</text:p>
      <text:p text:style-name="P8">0x7fffffffdd30: 0x0000000000000006 <text:s text:c="5"/>0x0000000000001000</text:p>
      <text:p text:style-name="P8">0x7fffffffdd40: 0x0000000000000011 <text:s text:c="5"/>0x0000000000000064</text:p>
      <text:p text:style-name="P8">0x7fffffffdd50: 0x0000000000000003 <text:s text:c="5"/>0x0000000000400040</text:p>
      <text:p text:style-name="P8">0x7fffffffdd60: 0x0000000000000004 <text:s text:c="5"/>0x0000000000000038</text:p>
      <text:p text:style-name="P8">0x7fffffffdd70: 0x0000000000000005 <text:s text:c="5"/>0x0000000000000001</text:p>
      <text:p text:style-name="P8">0x7fffffffdd80: 0x0000000000000007 <text:s text:c="5"/>0x0000000000000000</text:p>
      <text:p text:style-name="P8">0x7fffffffdd90: 0x0000000000000008 <text:s text:c="5"/>0x0000000000000000</text:p>
      <text:p text:style-name="P8">0x7fffffffdda0: 0x0000000000000009 <text:s text:c="5"/>0x00000000004001b0</text:p>
      <text:p text:style-name="P8">0x7fffffffddb0: 0x000000000000000b <text:s text:c="5"/>0x00000000000003e8</text:p>
      <text:p text:style-name="P8">0x7fffffffddc0: 0x000000000000000c <text:s text:c="5"/>0x00000000000003e8</text:p>
      <text:p text:style-name="P8">0x7fffffffddd0: 0x000000000000000d <text:s text:c="5"/>0x00000000000003e8</text:p>
      <text:p text:style-name="P8">0x7fffffffdde0: 0x000000000000000e <text:s text:c="5"/>0x00000000000003e8</text:p>
      <text:p text:style-name="P8">0x7fffffffddf0: 0x0000000000000017 <text:s text:c="5"/>0x0000000000000000</text:p>
      <text:p text:style-name="P8">0x7fffffffde00: 0x0000000000000019 <text:s text:c="5"/>0x00007fffffffde49</text:p>
      <text:p text:style-name="P8">0x7fffffffde10: 0x000000000000001f <text:s text:c="5"/>0x00007fffffffefc6</text:p>
      <text:p text:style-name="P8">0x7fffffffde20: 0x000000000000000f <text:s text:c="5"/>0x00007fffffffde59</text:p>
      <text:p text:style-name="P8">0x7fffffffde30: 0x0000000000000000 <text:s text:c="5"/>0x0000000000000000</text:p>
      <text:p text:style-name="P8">0x7fffffffde40: 0x0000000000000000 <text:s text:c="5"/>0x001d41f5d83fea00</text:p>
      <text:p text:style-name="P8">0x7fffffffde50: 0xa7b63b8fdfd1d49b <text:s text:c="5"/>0x0034365f36387868</text:p>
      <text:p text:style-name="P8">0x7fffffffde60: 0x0000000000000000 <text:s text:c="5"/>0x656d6f682f000000</text:p>
      <text:p text:style-name="P8"/>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110" text:outline-level="2"><text:soft-page-break/>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108" text:outline-level="1">No-Virtual-Machine <text:span text:style-name="T52">Gotchas</text:span></text:h>
      <text:p text:style-name="Standard">Mist does not run on a virtual machine, but on a physical machine (initially, just X86_64). There are some primitive methods, but they are small and simple. Everything else is written in Mist. This conceptual self-recursion can, if care is not taken, lead to actual runtime infinite recursion. For instance:</text:p>
      <text:p text:style-name="Standard"/>
      <text:list xml:id="list7511890309488298722" text:style-name="L5">
        <text:list-item>
          <text:p text:style-name="P69"><text:span text:style-name="T9">Method lookup is done by executing Mist code. Therefore, to avoid infinite recursion, the Mist code used to look up methods in dictionaries must </text:span><text:span text:style-name="T1">not </text:span><text:span text:style-name="T9">do any method lookups, even though it does (of course) send messages. See the Method Lookup section.</text:span></text:p>
        </text:list-item>
        <text:list-item>
          <text:p text:style-name="P67">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5"><text:span text:style-name="T9">Th</text:span><text:span text:style-name="T10">ese requirements can get a little tricky, but there are solutions</text:span><text:span text:style-name="T9">. See the sections </text:span><text:span text:style-name="T11">referenced above</text:span><text:span text:style-name="T9">.</text:span></text:p>
      <text:h text:style-name="P107" text:outline-level="1">Blocks</text:h>
      <text:p text:style-name="P16"><text:span text:style-name="T12">Starting with </text:span><text:span text:style-name="T9">Smalltalk-80, </text:span><text:span text:style-name="T12">messages to code </text:span><text:span text:style-name="T1">blocks</text:span><text:span text:style-name="T9"> </text:span><text:span text:style-name="T12">have been used to implement the flow-of-control operations that in most other languages are part of the language itself. Mist follows in this tradition. In Smalltalk-80, blocks </text:span><text:span text:style-name="T9">were not closures. Most modern Smalltalk implementations implement blocks as closures, as does Mist. A </text:span><text:span text:style-name="T1">closure</text:span><text:span text:style-name="T9">, in general, is a function that captures the variables in its environment. </text:span><text:span text:style-name="T12">To see what that means in the context of Mist, </text:span><text:span text:style-name="T14">let’s look at </text:span><text:span text:style-name="T20">an</text:span><text:span text:style-name="T14"> example.</text:span></text:p>
      <text:p text:style-name="P18">Block example 1</text:p>
      <text:p text:style-name="P47"><text:span text:style-name="Code">gcMark</text:span></text:p>
      <text:p text:style-name="P47"><text:span text:style-name="Code"><text:s text:c="3"/>isGcMarked ifFalse: [isGcMarked := true.</text:span></text:p>
      <text:p text:style-name="P47"><text:span text:style-name="Code"><text:s text:c="24"/>self allReferencesDo: [:each | each gcMark]].</text:span></text:p>
      <text:p text:style-name="P16"><text:span text:style-name="T53">This, incidentally, is the heart of the “mark” part of a mark-sweep garbage collector such as Mist’s. The method sends one message, </text:span><text:span text:style-name="Code">#ifFalse:</text:span><text:span text:style-name="T54">, to an instance variable of the receiver, </text:span><text:span text:style-name="Code">isGcMarked</text:span><text:span text:style-name="T54">. The </text:span><text:soft-page-break/><text:span text:style-name="T54">argument to the message is given as a </text:span><text:span text:style-name="T2">block </text:span><text:span text:style-name="T8">constructor</text:span><text:span text:style-name="T15">, some code delimited with square brackets. The block </text:span><text:span text:style-name="T48">constructor</text:span><text:span text:style-name="T15"> specifies what kind of </text:span><text:span text:style-name="T48">block (a </text:span><text:span text:style-name="T15">closure </text:span><text:span text:style-name="T48">instance) </text:span><text:span text:style-name="T15">should actually be passed to the message send at runtime. This particular block </text:span><text:span text:style-name="T48">constructor</text:span><text:span text:style-name="T15"> contains another block </text:span><text:span text:style-name="T48">constructor</text:span><text:span text:style-name="T15">. The inner block takes a single argument, </text:span><text:span text:style-name="Code">each</text:span><text:span text:style-name="T16">, </text:span><text:span text:style-name="T15">and </text:span><text:span text:style-name="T17">sends</text:span><text:span text:style-name="T15"> that argument one message, </text:span><text:span text:style-name="Code">gcMark</text:span><text:span text:style-name="T15">. It does not make reference to any other variables. </text:span><text:span text:style-name="T16">The outer block, </text:span><text:span text:style-name="T17">however, </text:span><text:span text:style-name="T18">does reference variables from the environment in which it is defined. It references </text:span><text:span text:style-name="Code">self</text:span><text:span text:style-name="T18">, and an instance variable of </text:span><text:span text:style-name="Code">self</text:span><text:span text:style-name="T18">, </text:span><text:span text:style-name="Code">isGcMarked</text:span><text:span text:style-name="T18">. In general, code within a block </text:span><text:span text:style-name="T48">constructor</text:span><text:span text:style-name="T18"> may refer to any of the following </text:span><text:span text:style-name="T21">variables and constants in its environment</text:span><text:span text:style-name="T18">:</text:span></text:p>
      <text:list xml:id="list2944925825496752584" text:style-name="L6">
        <text:list-item>
          <text:p text:style-name="P70">Its own formal parameters</text:p>
        </text:list-item>
        <text:list-item>
          <text:p text:style-name="P70">Its own declared temporary variables</text:p>
        </text:list-item>
        <text:list-item>
          <text:p text:style-name="P70">Formal parameters and temporary variables declared in any block <text:span text:style-name="T99">constructor</text:span> in which it appears. Block <text:span text:style-name="T99">constructors</text:span> may contain block <text:span text:style-name="T99">constructors</text:span>, to an arbitrarily deep level. Each block <text:span text:style-name="T99">constructor</text:span> has access to variables from any level which is “outer” relative to them.</text:p>
        </text:list-item>
        <text:list-item>
          <text:p text:style-name="P70">Formal parameters and temporary variables declared in the method in which it appears. </text:p>
        </text:list-item>
        <text:list-item>
          <text:p text:style-name="P71"><text:span text:style-name="T9">The pseudo-variable </text:span><text:span text:style-name="Code">self</text:span>, indicating the receiver of the message which caused the invocation of the method in which the block <text:span text:style-name="T99">constructor</text:span> appears.</text:p>
        </text:list-item>
        <text:list-item>
          <text:p text:style-name="P71">Any instance variable of <text:span text:style-name="Code">self</text:span>.</text:p>
        </text:list-item>
        <text:list-item>
          <text:p text:style-name="P70"><text:span text:style-name="T19">A</text:span><text:span text:style-name="T9">ny module constant of the module in which the method’s class is defined.</text:span></text:p>
        </text:list-item>
      </text:list>
      <text:p text:style-name="P19">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20">Since a block <text:span text:style-name="T99">constructor </text:span>specifies <text:span text:style-name="T99">the creation of </text:span>a <text:span text:style-name="T99">block</text:span> at runtime, all of these variables in its environment must be available to a block. To complicate matters, the variables in the environment must remain available after the enclosing method activation has returned.</text:p>
      <text:p text:style-name="P17">Block example 2</text:p>
      <text:p text:style-name="P48"><text:span text:style-name="Code"><text:span text:style-name="T55">newCounter</text:span></text:span></text:p>
      <text:p text:style-name="P48"><text:span text:style-name="Code"><text:s text:c="3"/></text:span><text:span text:style-name="Code"><text:span text:style-name="T55">| count |</text:span></text:span></text:p>
      <text:p text:style-name="P48"><text:span text:style-name="Code"><text:s text:c="3"/></text:span><text:span text:style-name="Code"><text:span text:style-name="T55">count := 0.</text:span></text:span></text:p>
      <text:p text:style-name="P48"><text:span text:style-name="Code"><text:s text:c="3"/></text:span><text:span text:style-name="Code"><text:span text:style-name="T55">^[count := count + 1].</text:span></text:span></text:p>
      <text:p text:style-name="P21">When you send <text:span text:style-name="Code">#newCounter</text:span>, what is answered is a <text:span text:style-name="T99">block</text:span> which closes over the variable <text:span text:style-name="Code">count</text:span>, with the value of <text:span text:style-name="Code">count</text:span> initialized to zero. Subsequently, each time you send <text:span text:style-name="Code">#value</text:span> to this <text:span text:style-name="T99">block</text:span>, it increments <text:span text:style-name="Code">count</text:span> and answers the incremented value. Each time you send <text:span text:style-name="Code">#newCounter</text:span>, you get back a new <text:span text:style-name="T99">block</text:span>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is <text:soft-page-break/>garbage collected.</text:p>
      <text:p text:style-name="P19"><text:span text:style-name="T13">M</text:span><text:span text:style-name="T9">ost Smalltalk implementations have special bytecodes and virtual machine support for implementing blocks. Mist does not have these options, so </text:span><text:span text:style-name="T22">it </text:span><text:span text:style-name="T9">relies on mechanisms it already has – </text:span><text:span text:style-name="T48">classes, </text:span><text:span text:style-name="T9">objects, and messages. </text:span><text:span text:style-name="T25">And it turns out that </text:span><text:span text:style-name="T48">these constructs</text:span><text:span text:style-name="T25"> are quite sufficient to do what must be done. </text:span><text:span text:style-name="T22">The compiler must do some extra work to specify those objects and messages. </text:span><text:span text:style-name="T23">In the general case, the compiler must do the following </text:span><text:span text:style-name="T24">to compile each method or block </text:span><text:span text:style-name="T48">constructor</text:span><text:span text:style-name="T24"> which contains a block </text:span><text:span text:style-name="T48">constructor</text:span><text:span text:style-name="T23">:</text:span></text:p>
      <text:list xml:id="list6395501549528392975" text:style-name="L7">
        <text:list-item>
          <text:p text:style-name="P72"><text:span text:style-name="T9">For each block </text:span><text:span text:style-name="T48">constructor</text:span><text:span text:style-name="T9"> in </text:span><text:span text:style-name="T24">a</text:span><text:span text:style-name="T9"> method </text:span><text:span text:style-name="T24">(or in a block </text:span><text:span text:style-name="T48">constructor</text:span><text:span text:style-name="T24">)</text:span><text:span text:style-name="T9">, the compiler creates an anonymous </text:span><text:span text:style-name="T48">block </text:span><text:span text:style-name="T9">closure class, extending a base closure class with a single method which implements the code in the body of the </text:span><text:span text:style-name="T24">block </text:span><text:span text:style-name="T48">constructor</text:span><text:span text:style-name="T9">.</text:span></text:p>
        </text:list-item>
        <text:list-item>
          <text:p text:style-name="P72"><text:span text:style-name="T9">The compiler also creates an anonymous shared variable class </text:span><text:span text:style-name="T23">with an instance variable for </text:span><text:span text:style-name="T24">self, </text:span><text:span text:style-name="T37">and </text:span><text:span text:style-name="T24">instance variables for each formal parameter or temporary variable declared in the method or block </text:span><text:span text:style-name="T48">constructor</text:span><text:span text:style-name="T24">.</text:span></text:p>
        </text:list-item>
        <text:list-item>
          <text:p text:style-name="P73"><text:span text:style-name="T24">T</text:span><text:span text:style-name="T9">he compiler inserts code at the beginning of the method or block to create an instance of the shared variable class and initialize it with the values of the formal parameters.</text:span></text:p>
        </text:list-item>
        <text:list-item>
          <text:p text:style-name="P68">After that, the compiler inserts code to create an instance of each <text:span text:style-name="T99">block </text:span>closure class (one for each block <text:span text:style-name="T99">constructor </text:span>that is directly contained), initializing each with the shared variable instance. <text:span text:style-name="T82">Since block constructors can be nested to an arbitrary level, and the lifetime of formal parameters and temporary variables varies with each level, the number of shared variable instances needed to initialize a block instance is equal to its nesting level – the more deeply it’s nested, the more shared variable objects it needs, since in the general case it needs one from each level of outer contexts.</text:span></text:p>
        </text:list-item>
        <text:list-item>
          <text:p text:style-name="P68">In the code of the method or enclosing block, all references to temporary variables must be replaced with getter or setter message sends directed to the shared variable instance.</text:p>
        </text:list-item>
        <text:list-item>
          <text:p text:style-name="P68">In the code of the enclosed block, all references to variables from the outer context must be replaced with getter or setter message sends directed to the shared variable instance.</text:p>
        </text:list-item>
        <text:list-item>
          <text:p text:style-name="P73"><text:span text:style-name="T9">In the code of the enclosed block, the pseudo-variable </text:span><text:span text:style-name="Code">self</text:span><text:span text:style-name="T9"> must be compiled as the send of a getter message to the shared variable instance. The code within the block </text:span><text:span text:style-name="T48">constructor</text:span><text:span text:style-name="T9"> has no way to reference the </text:span><text:span text:style-name="T48">block</text:span><text:span text:style-name="T9"> instance </text:span><text:span text:style-name="T48">itself</text:span><text:span text:style-name="T9">, unless it is passed in as an argument when it is invoked.</text:span></text:p>
        </text:list-item>
        <text:list-item>
          <text:p text:style-name="P73"><text:span text:style-name="T9">In the code of the enclosed block, references to instance variables must be handled specially. It can get a reference to </text:span><text:span text:style-name="Code">self</text:span><text:span text:style-name="T9"> from the shared variable instance, but to retrieve or modify instance variables of that object it must send getter and setter messages to that stored </text:span><text:span text:style-name="Code">self</text:span><text:span text:style-name="T9">. If the setter and getter methods do not exist, the compiler must create private ones for this use.</text:span></text:p>
        </text:list-item>
      </text:list>
      <text:p text:style-name="P10">Block example 2, then, would be transformed by the compiler into something like this:</text:p>
      <text:p text:style-name="P22"><text:soft-page-break/><text:span text:style-name="T9">&lt;sharedVariableClass&gt; for </text:span><text:span text:style-name="Code">#newCounter</text:span><text:span text:style-name="T9"> has at least two instance variables: </text:span><text:span text:style-name="Code">slf</text:span><text:span text:style-name="T9"> and </text:span><text:span text:style-name="Code">count</text:span><text:span text:style-name="T9">. (</text:span><text:span text:style-name="Code">self</text:span><text:span text:style-name="T9"> from the outer context is represented as </text:span><text:span text:style-name="Code">slf</text:span><text:span text:style-name="T9"> since </text:span><text:span text:style-name="Code">self</text:span><text:span text:style-name="T9"> is one of the few reserved words in Mist </text:span><text:span text:style-name="T26">and therefore cannot be used to name an instance variable</text:span><text:span text:style-name="T9">.)</text:span></text:p>
      <text:p text:style-name="P50"><text:span text:style-name="Code"><text:span text:style-name="T56">slf</text:span></text:span></text:p>
      <text:p text:style-name="P50"><text:span text:style-name="Code"><text:s text:c="3"/>^</text:span><text:span text:style-name="Code"><text:span text:style-name="T56">slf.</text:span></text:span></text:p>
      <text:p text:style-name="P50"/>
      <text:p text:style-name="P50"><text:span text:style-name="Code"><text:span text:style-name="T56">slf: anObject</text:span></text:span></text:p>
      <text:p text:style-name="P50"><text:span text:style-name="Code"><text:s text:c="3"/></text:span><text:span text:style-name="Code"><text:span text:style-name="T56">slf := anObject.</text:span></text:span></text:p>
      <text:p text:style-name="P50"><text:span text:style-name="Code"><text:s text:c="3"/></text:span><text:span text:style-name="Code"><text:span text:style-name="T100">^slf.</text:span></text:span></text:p>
      <text:p text:style-name="P50"/>
      <text:p text:style-name="P50"><text:span text:style-name="Code"><text:span text:style-name="T56">c</text:span></text:span><text:span text:style-name="Code">ount</text:span></text:p>
      <text:p text:style-name="P50"><text:span text:style-name="Code"><text:s text:c="3"/>^count.</text:span></text:p>
      <text:p text:style-name="P50"/>
      <text:p text:style-name="P50"><text:span text:style-name="Code"><text:span text:style-name="T56">count: anObject</text:span></text:span></text:p>
      <text:p text:style-name="P50"><text:span text:style-name="Code"><text:s text:c="3"/></text:span><text:span text:style-name="Code"><text:span text:style-name="T56">count := anObject.</text:span></text:span></text:p>
      <text:p text:style-name="P50"><text:span text:style-name="Code"><text:s text:c="3"/></text:span><text:span text:style-name="Code"><text:span text:style-name="T57">^count.</text:span></text:span></text:p>
      <text:p text:style-name="P22">&lt;closureClass&gt; for the block in #newCounter. Has one instance variable, sharedContext.</text:p>
      <text:p text:style-name="P51"><text:span text:style-name="Code"><text:span text:style-name="T57">sharedContext: anObject</text:span></text:span></text:p>
      <text:p text:style-name="P51"><text:span text:style-name="Code"><text:s text:c="3"/></text:span><text:span text:style-name="Code"><text:span text:style-name="T57">sharedContext := anObject.</text:span></text:span></text:p>
      <text:p text:style-name="P51"/>
      <text:p text:style-name="P51"><text:span text:style-name="Code"><text:span text:style-name="T57">value</text:span></text:span></text:p>
      <text:p text:style-name="P51"><text:span text:style-name="Code"><text:s text:c="3"/>^</text:span><text:span text:style-name="Code"><text:span text:style-name="T57">sharedContext count: sharedContext count + 1.</text:span></text:span></text:p>
      <text:p text:style-name="P23">And <text:span text:style-name="Code">#newCounter</text:span> itself ends up looking something like this <text:span text:style-name="T101">(though it never takes this form in source code – the transformation is done in Fog)</text:span>:</text:p>
      <text:p text:style-name="P49"><text:span text:style-name="Code"><text:span text:style-name="T55">newCounter</text:span></text:span></text:p>
      <text:p text:style-name="P49"><text:span text:style-name="Code"><text:s text:c="3"/></text:span><text:span text:style-name="Code"><text:span text:style-name="T55">| sharedContext block1 |</text:span></text:span></text:p>
      <text:p text:style-name="P49"><text:span text:style-name="Code"><text:s text:c="3"/></text:span><text:span text:style-name="Code"><text:span text:style-name="T57">sharedContext := </text:span></text:span><text:span text:style-name="T60">&lt;sharedVariableClass&gt;</text:span><text:span text:style-name="Code"><text:span text:style-name="T57"> new.</text:span></text:span></text:p>
      <text:p text:style-name="P49"><text:span text:style-name="Code"><text:s text:c="3"/></text:span><text:span text:style-name="Code"><text:span text:style-name="T57">sharedContext slf: self.</text:span></text:span></text:p>
      <text:p text:style-name="P49"><text:span text:style-name="Code"><text:s text:c="3"/></text:span><text:span text:style-name="Code"><text:span text:style-name="T102">block1 := </text:span></text:span><text:span text:style-name="Code"><text:span text:style-name="T59">&lt;closureClass&gt;</text:span></text:span><text:span text:style-name="Code"><text:span text:style-name="T57"> new.</text:span></text:span></text:p>
      <text:p text:style-name="P49"><text:span text:style-name="Code"><text:s text:c="3"/></text:span><text:span text:style-name="Code"><text:span text:style-name="T102">block1 sharedContext: sharedContext.</text:span></text:span></text:p>
      <text:p text:style-name="P49"><text:span text:style-name="Code"><text:s text:c="3"/></text:span><text:span text:style-name="Code"><text:span text:style-name="T57">sharedContext count: 0.</text:span></text:span></text:p>
      <text:p text:style-name="P49"><text:span text:style-name="Code"><text:s text:c="3"/></text:span><text:span text:style-name="Code"><text:span text:style-name="T55">^block1.</text:span></text:span></text:p>
      <text:p text:style-name="P23">The class references here are represented <text:span text:style-name="T61">as references </text:span>in angle brackets &lt;&gt;. Since these classes <text:span text:style-name="T62">have no name</text:span>, there is no way to <text:span text:style-name="T61">directly refer to</text:span> them in source code. The compiler inserts references to the class objects directly into the method as it compiles it.</text:p>
      <text:p text:style-name="P24">Note that the <text:span text:style-name="T102">block</text:span>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5">Blocks, as described above, are rather expensive. <text:span text:style-name="T63">(And we haven’t even talked about non-local returns yet!) However, their use is mandatory in all control-flow constructs. Thus, blocks are very widely used. </text:span><text:soft-page-break/><text:span text:style-name="T63">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6">The most effective way to reduce the cost of a block might be to eliminate the block altogether, as long as what you replace it with is less costly. </text:p>
      <text:p text:style-name="P26">Most (if not all) Smalltalk implementations <text:span text:style-name="T67">do static block elimination,</text:span> eliminat<text:span text:style-name="T67">ing</text:span> <text:span text:style-name="T67">some</text:span> blocks at compile time when certain “<text:span text:style-name="T64">restricted</text:span> selectors” are used. <text:span text:style-name="T64">For instance</text:span>, <text:span text:style-name="Code">#ifTrue:</text:span> <text:span text:style-name="T64">is typically restricted, so when the compiler is presented with code like this:</text:span></text:p>
      <text:p text:style-name="P52"><text:span text:style-name="Code"><text:s text:c="3"/></text:span><text:span text:style-name="Code"><text:span text:style-name="T64">isActive ifTrue: [self deactivate].</text:span></text:span></text:p>
      <text:p text:style-name="P27">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7">This approach has several drawbacks</text:p>
      <text:list xml:id="list6880783067251154812" text:style-name="L8">
        <text:list-item>
          <text:p text:style-name="P75">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75">Worse, if you <text:span text:style-name="T65">define </text:span><text:span text:style-name="Code">#ifTrue:</text:span><text:span text:style-name="T65"> in some other class, this definition may be ignored, and you find that sending </text:span><text:span text:style-name="Code">#ifTrue:</text:span><text:span text:style-name="T65"> to an instance results in a mustBeBoolean error instead of invocation of your </text:span><text:span text:style-name="Code">#ifTrue:</text:span><text:span text:style-name="T65"> method. Even though the circumstances where it would be good programming practice to implement your own </text:span><text:span text:style-name="Code">#ifTrue:</text:span><text:span text:style-name="T65"> method are vanishingly small, this exception to the normal language rules can be confusing, and clearly conflicts with the Mist project value of consistency.</text:span></text:p>
        </text:list-item>
        <text:list-item>
          <text:p text:style-name="P76">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67">operation</text:span>:</text:p>
          <text:p text:style-name="P96"><text:span text:style-name="Code"><text:span text:style-name="T66">nand: aBlock</text:span></text:span></text:p>
          <text:p text:style-name="P100"><text:span text:style-name="Code"><text:s text:c="3"/></text:span><text:span text:style-name="Code"><text:span text:style-name="T66">^(self and: aBlock) not.</text:span></text:span></text:p>
          <text:p text:style-name="P74">The compiler would not be able to eliminate the block, since the block is not a block <text:span text:style-name="T103">constructor</text:span>, but a <text:span text:style-name="T103">block</text:span> passed in as an argument.</text:p>
        </text:list-item>
      </text:list>
      <text:p text:style-name="P29">Because there are both philosophical and pragmatic drawbacks to this scheme, and because we have a better scheme in mind, Mist will not <text:span text:style-name="T70">initially </text:span>use static block elimination. Mist will be able to eliminate blocks in more situations through the use of dynamic inlining and subsequent code analysis. See the (alas, not yet written) major section on code optimizations.</text:p>
      <text:h text:style-name="P113" text:outline-level="3"><text:soft-page-break/>Blocks and the object allocation conundrum</text:h>
      <text:p text:style-name="P28">Even when you can’t eliminate blocks, there are techniques available to reduce the cost of some blocks. In keeping with Mist’s “do the simple thing first” strategy, <text:span text:style-name="T68">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32">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69">This is a recipe for infinite recursion. So </text:span><text:span text:style-name="T3">something</text:span><text:span text:style-name="T27"> must be done to break this cycle. </text:span><text:span text:style-name="T28">One possibility is the...</text:span></text:p>
      <text:h text:style-name="Heading_20_3" text:outline-level="3"><text:span text:style-name="T28">C</text:span><text:span text:style-name="T9">lean block optimization</text:span></text:h>
      <text:p text:style-name="P33"><text:span text:style-name="T9">One fairly obvious </text:span><text:span text:style-name="T49">change that seems likely to</text:span><text:span text:style-name="T9"> improve the </text:span><text:span text:style-name="T49">performance of the block implementation </text:span><text:span text:style-name="T9">scheme shown above</text:span><text:span text:style-name="T49"> </text:span><text:span text:style-name="T9">is to only share through a shared variable object those temporary variables that are actually </text:span><text:span text:style-name="T4">referenced</text:span><text:span text:style-name="T29"> within a block. Method temporaries that are only referenced by the method itself can remain ordinary temporaries. </text:span><text:span text:style-name="T49">T</text:span><text:span text:style-name="T29">his optimization is fairly easy for the compiler to do, </text:span><text:span text:style-name="T49">though it does make the compiler more complex</text:span><text:span text:style-name="T29">. Since </text:span><text:span text:style-name="T49">the compiler </text:span><text:span text:style-name="T29">must examine each variable name used to determine if it is in scope, it can mark each variable that must be shared.</text:span></text:p>
      <text:p text:style-name="P34"><text:span text:style-name="T9">Of particular interest is the case where a block </text:span><text:span text:style-name="T49">references</text:span><text:span text:style-name="T9"> </text:span><text:span text:style-name="T1">no</text:span><text:span text:style-name="T9"> variables </text:span><text:span text:style-name="T49">that must be accessed </text:span><text:span text:style-name="T9">through a shared variable object. This is the case if the block references only global constants, its own formal parameters, and the temporary variables declared within the block itself. </text:span><text:span text:style-name="T30">Such blocks are often called </text:span><text:span text:style-name="T5">clean blocks</text:span><text:span text:style-name="T30">.</text:span><text:span text:style-name="T5"> </text:span><text:span text:style-name="T30">Any reference to </text:span><text:span text:style-name="Code">self</text:span><text:span text:style-name="T30">, <text:s/>or a formal parameter or temporary variable from an outer context, disqualifies a block from being considered clean.</text:span></text:p>
      <text:p text:style-name="P11">A <text:span text:style-name="T104">block closure</text:span> created from a clean block <text:span text:style-name="T104">constructor </text:span>has no shared state. Thus, all <text:span text:style-name="T104">blocks</text:span> created from a clean block <text:span text:style-name="T104">constructor</text:span> are equivalent. And if they’re all equivalent, we can get away with only having one <text:span text:style-name="T104">instance</text:span> of that <text:span text:style-name="T104">closure </text:span>class – a singleton. And instead of compiling into the outer context of the block a message send of #new to the closure class, we can compile in a reference to the singleton <text:s/><text:span text:style-name="T104">block </text:span>instance of that class.</text:p>
      <text:p text:style-name="P12">This gives us a clue to a possible solution to the object allocation conundrum. If all memory management code was written to use only clean blocks, the “we’re trying to allocate an object while allocating an object” recursion could be avoided. </text:p>
      <text:p text:style-name="P35"><text:span text:style-name="T9">However, the traditional flow-of-control messages like </text:span><text:span text:style-name="Code">#ifTrue:</text:span><text:span text:style-name="T9"> take a nilary (zero-argument) block. With no arguments, such a block is very limited in what it can do. One solution to this is to implement a very small set of rather inelegant messages like </text:span><text:span text:style-name="Code">#ifTrue:arg1:arg2:arg3:</text:span><text:span text:style-name="T9">, which would be </text:span><text:soft-page-break/><text:span text:style-name="T9">implemented in class </text:span><text:span text:style-name="Code">True</text:span><text:span text:style-name="T9"> like this:</text:span></text:p>
      <text:list xml:id="list153421069520246" text:continue-numbering="true" text:style-name="L8">
        <text:list-header>
          <text:p text:style-name="P97"><text:span text:style-name="Code"><text:span text:style-name="T78">ifTrue: aBlock arg1: arg1 arg2: arg2 arg3: arg3</text:span></text:span></text:p>
          <text:p text:style-name="P101"><text:span text:style-name="Code"><text:s text:c="3"/></text:span><text:span text:style-name="Code"><text:span text:style-name="T66">^aBlock</text:span></text:span></text:p>
        </text:list-header>
      </text:list>
      <text:p text:style-name="P53"><text:span text:style-name="Code"><text:tab/> <text:s text:c="5"/></text:span><text:span text:style-name="Code"><text:span text:style-name="T78">value: arg1</text:span></text:span></text:p>
      <text:p text:style-name="P53"><text:span text:style-name="Code"><text:tab/> <text:s text:c="5"/></text:span><text:span text:style-name="Code"><text:span text:style-name="T78">value: arg2</text:span></text:span></text:p>
      <text:p text:style-name="P53"><text:span text:style-name="Code"><text:tab/> <text:s text:c="5"/></text:span><text:span text:style-name="Code"><text:span text:style-name="T78">value: arg3.</text:span></text:span></text:p>
      <text:p text:style-name="P53"/>
      <text:p text:style-name="P54"><text:span text:style-name="T78">And whose implementation in class </text:span><text:span text:style-name="Code">False</text:span><text:span text:style-name="T78"> would be just:</text:span></text:p>
      <text:p text:style-name="P54"/>
      <text:list xml:id="list153421860794223" text:continue-numbering="true" text:style-name="L8">
        <text:list-header>
          <text:p text:style-name="P97"><text:span text:style-name="Code"><text:span text:style-name="T78">ifTrue: aBlock arg1: arg1 arg2: arg2 arg3: arg3</text:span></text:span></text:p>
          <text:p text:style-name="P101"><text:span text:style-name="Code"><text:s text:c="3"/></text:span><text:span text:style-name="Code"><text:span text:style-name="T66">^nil.</text:span></text:span></text:p>
        </text:list-header>
      </text:list>
      <text:p text:style-name="P35">This would <text:span text:style-name="T79">work, although it’s a bit clunky. The above methods might be all that are required. We’d have to be careful to write all memory management code using only clean blocks.</text:span></text:p>
      <text:p text:style-name="P36">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text:span text:style-name="T104">block</text:span> and send <text:span text:style-name="Code">#ifTrue:</text:span> to the receiver with the <text:span text:style-name="T104">block</text:span> as the argument. This may be a better long-term solution, but I think I want to wait until dynamic inlining of blocks is implemented to see how static inlining might fit into that.</text:p>
      <text:p text:style-name="P36">Therefore, the initial plan is to go with the clunky clean blocks in memory management code.</text:p>
      <text:h text:style-name="Heading_20_3" text:outline-level="3">Copying block optimization</text:h>
      <text:p text:style-name="P42">Some Smalltalks implement another block optimization, the <text:span text:style-name="T1">copying block</text:span><text:span text:style-name="T9"> optimization. In this optimization, if the compiler can statically prove that a variable from an outer scope cannot be modified after the creation of a closure instance that references that variable, then the value of the variable can be copied into the closure at its creation. This avoids the creation and use of some shared variable objects. This optimization could be applied to Mist. However, it does not appear to be necessary at the outset, like the clean block optimization is. Also, eliminating blocks through dynamic inlining seems like it may be a bigger win, so I want to wait until that’s working, then look to see how many frequently-evaluated blocks remain that could benefit from a copying block optimization.</text:span></text:p>
      <text:h text:style-name="Heading_20_1" text:outline-level="1">Compiler phases</text:h>
      <text:p text:style-name="P30">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X86_64 instruction set architecture.</text:p>
      <text:p text:style-name="P30">Mist primitives are written directly in Fog, <text:span text:style-name="T73">by writing Mist code that assembles the Fog tree.</text:span></text:p>
      <text:p text:style-name="P30">Various optimizations may be added to the compiler in the future. Some of these may manipulate Fog between the front end and the back end (forming what is sometimes called a “middle end”). <text:span text:style-name="T71">Initially, in </text:span><text:soft-page-break/><text:span text:style-name="T71">keeping with Mist’s “do the simple thing first” philosophy, only the optimizations actually needed to make things work will be included. But the first version may look something like this:</text:span></text:p>
      <text:h text:style-name="Heading_20_2" text:outline-level="2">Front end</text:h>
      <text:list xml:id="list472975280233572755" text:style-name="L9">
        <text:list-item>
          <text:p text:style-name="P77">Parse the source into an AST. This pass just checks for legal syntax. The AST is essentially Fog, but not yet in a form that can be accepted by the back end. <text:span text:style-name="T72">Each remaining pass transforms the Fog tree into something more closely resembling the final machine code.</text:span></text:p>
        </text:list-item>
        <text:list-item>
          <text:p text:style-name="P77">Replace textual names with references to actual variables (each variable is represented by an object). This pass checks that every variable name references a legally reachable variable.</text:p>
        </text:list-item>
        <text:list-item>
          <text:p text:style-name="P77">Process block literals. This might actually take more than one pass. A class needs to be created for each block literal, and a method compiled into that class, and you might need a shared variable class for the method <text:span text:style-name="T86">and/or blocks</text:span>, and accessor methods for <text:span text:style-name="T86">those</text:span>, and possibly private accessors on the method’s class so the block(s) can access instance variables...</text:p>
        </text:list-item>
        <text:list-item>
          <text:p text:style-name="P77">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75">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span></text:p>
        </text:list-item>
      </text:list>
      <text:h text:style-name="Heading_20_2" text:outline-level="2">Back end</text:h>
      <text:list xml:id="list1006467911035507445" text:style-name="L10">
        <text:list-item>
          <text:p text:style-name="P78">Expand Fog macro nodes. The main anticipated use of macro nodes is for message sends. Each message send node expands into a <text:span text:style-name="T76">tree</text:span> of roughly a dozen lower-level Fog nodes. These nodes remember which macro they came from, largely to help in debugging.</text:p>
        </text:list-item>
        <text:list-item>
          <text:p text:style-name="P79">Traverse the Fog tree from right to left, assigning locations to temporary and implicit variables. <text:span text:style-name="T74">Locations for these variables can be registers or stack frame locations. Instance variables are always in memory, within the receiver object.</text:span></text:p>
        </text:list-item>
        <text:list-item>
          <text:p text:style-name="P79">Traverse the Fog tree from left to right, emitting machine code. <text:span text:style-name="T72">This, finally, translates the tree structure of Fog into the linear structure of machine code.</text:span></text:p>
        </text:list-item>
        <text:list-item>
          <text:p text:style-name="P80">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he module, at which time the machine code address of all methods in the module is known.</text:p>
        </text:list-item>
      </text:list>
      <text:h text:style-name="Heading_20_1" text:outline-level="1">Method lookup</text:h>
      <text:p text:style-name="P38">Whenever a message is sent, the system must determine which method to execute. <text:span text:style-name="T81">As in Smalltalk, </text:span><text:soft-page-break/><text:span text:style-name="T81">which method to execute is a function of the class of the receiver and the message’s selector. At each </text:span><text:span text:style-name="T6">send site</text:span><text:span text:style-name="T31"> (place in code where a message is sent) the selector is known, since it is a constant. (I’m ignoring </text:span><text:span text:style-name="Code">#perform:</text:span><text:span text:style-name="T31">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39"><text:span text:style-name="T9">In Mist, syntactic self sends for which a method with that selector exists in the defining class always invoke that method, </text:span><text:span text:style-name="T33">ignoring the class of the receiver.</text:span><text:span text:style-name="T9"> </text:span><text:span text:style-name="T32">In this case, the receiver is early-</text:span><text:span text:style-name="T33">bound</text:span><text:span text:style-name="T9">, compiled to a simple call of the target method, with no lookup at runtime required. This places a </text:span><text:span text:style-name="T1">dependency</text:span><text:span text:style-name="T9"> on the target method. For instance, if the target method is recompiled, the address of its machine code may change, and the machine code of the call at the send site will have to change to match. </text:span><text:span text:style-name="T33">Or if the target method is deleted, the simple call will have to be converted to a method lookup.</text:span></text:p>
      <text:p text:style-name="P40"><text:span text:style-name="T9">For send sites that cannot determine the target method at compile time, we rely on the selector, since it </text:span><text:span text:style-name="T1">is</text:span><text:span text:style-name="T9"> known at compile time. </text:span><text:span text:style-name="T34">In Mist, a Selector is not just a Symbol, but a first-class object with quite a bit of associated information. One of the things that a Selector has is a method dictionary. This is a variant of an identity dictionary, </text:span><text:span text:style-name="T35">where each</text:span><text:span text:style-name="T34"> key </text:span><text:span text:style-name="T35">is a</text:span><text:span text:style-name="T34"> class and </text:span><text:span text:style-name="T35">each</text:span><text:span text:style-name="T34"> value </text:span><text:span text:style-name="T35">is the address of the machine code of the method to invoke if an instance of that class is sent a message with the method dictionary’s selector.</text:span><text:span text:style-name="T34"> </text:span><text:span text:style-name="T35">Each send site has a reference to the appropriate method dictionary compiled into it. At runtime, it sends a lookup message to the dictionary, which answers the address to call. So message sending works.</text:span></text:p>
      <text:p text:style-name="P41"><text:span text:style-name="T9">But </text:span><text:span text:style-name="T1">wait</text:span><text:span text:style-name="T9">, you might say! If you’re sending a message to a method dictionary every time you need to send a message, then how do you send the message to the method dictionary itself? Well, </text:span><text:span text:style-name="T1">that</text:span><text:span text:style-name="T9"> message send is hard-coded at the send site. But the lookup code of the method dictionary is itself written in Mist, so i</text:span><text:span text:style-name="T36">t must also send messages in order to do its job. </text:span></text:p>
      <text:p text:style-name="P13">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p>
      <text:h text:style-name="Heading_20_1" text:outline-level="1">Inline caching</text:h>
      <text:p text:style-name="P31">&gt;&gt;&gt;Needs to be written</text:p>
      <text:h text:style-name="Heading_20_1" text:outline-level="1">Messages that are not understood</text:h>
      <text:p text:style-name="P43">As in Smalltalk, a Mist message that is sent to an object that does not understand that message (because the selector of the message is not implemented in the class of the receiver) is made the argument of a <text:span text:style-name="Code">#doesNotUnderstand</text:span> message, which is then sent to the receiver of the original message. All objects must understand <text:span text:style-name="Code">#doesNotUnderstand</text:span>, which sounds <text:span text:style-name="T83">a bit </text:span>like an oxymoron.</text:p>
      <text:p text:style-name="P43"><text:span text:style-name="T83">Mist’s message-sending machinery expects to find a method in a dictionary and execute it. Rather than have an exceptional path for what happens if no such method exists, we make sure that an appropriate </text:span><text:soft-page-break/><text:span text:style-name="T83">method is always found. Recall that a message send is implemented by a method dictionary answering the address to call, and that there is a method dictionary for each selector. Each dictionary has a default answer which is answered if the lookup key is a class in which there is no method with that selector. That default answer is the address of a special method that handles not-understood messages that use that selector. There is one of these methods for each selector sent in normal code anywhere in the system. (</text:span><text:span text:style-name="Code">#perform:</text:span><text:span text:style-name="T83">, as usual, is a special case that is handled altogether differently.) The method for </text:span><text:span text:style-name="Code">#at:put:</text:span><text:span text:style-name="T83"> would look something like this:</text:span></text:p>
      <text:list xml:id="list153421431871586" text:continue-list="list153421860794223" text:style-name="L8">
        <text:list-header>
          <text:p text:style-name="P98"><text:span text:style-name="Code"><text:span text:style-name="T83">at: offset put: value</text:span></text:span></text:p>
          <text:p text:style-name="P98"><text:span text:style-name="Code"><text:span text:style-name="T83"><text:s text:c="2"/>^self doesNotUnderstand: </text:span></text:span></text:p>
          <text:p text:style-name="P98"><text:span text:style-name="Code"><text:span text:style-name="T83"><text:s text:c="4"/>(Message selector: #at:put: arguments: {offset. Value}).</text:span></text:span></text:p>
        </text:list-header>
      </text:list>
      <text:p text:style-name="P44">Because this method is invoked <text:span text:style-name="T84">as if it was defined in the class of the receiver, </text:span><text:span text:style-name="Code">self</text:span><text:span text:style-name="T84"> is bound to the object that received the original message.</text:span></text:p>
      <text:h text:style-name="Heading_20_1" text:outline-level="1">Private methods</text:h>
      <text:p text:style-name="P31">&gt;&gt;&gt;Needs to be written</text:p>
      <text:h text:style-name="Heading_20_1" text:outline-level="1">Teams</text:h>
      <text:p text:style-name="P31">&gt;&gt;&gt;Needs to be written</text:p>
      <text:h text:style-name="Heading_20_1" text:outline-level="1">Fog</text:h>
      <text:p text:style-name="P5">&gt;&gt;&gt;Needs to be written</text:p>
      <text:h text:style-name="Heading_20_1" text:outline-level="1">Calling convention</text:h>
      <text:p text:style-name="P83"><text:span text:style-name="T89">Mist does not use context objects as described in the Smalltalk blue book. </text:span>Mist uses the hardware stack, as pointed to by the x86_64 <text:span text:style-name="Code">rsp</text:span> register. Mist does manage its own stack memory, rather than use the stack area that the OS gives it at launch. In Very Early Mist (that which exists today) the stack lives at the end of memory allocated at start. Later, Mist will most likely <text:span text:style-name="Code">mmap</text:span> an area of memory to use for the stack. </text:p>
      <text:p text:style-name="P85">Mist message sends, once the method to be invoked has been determined, <text:span text:style-name="T85">are implemented as function calls. </text:span><text:span text:style-name="Code"><text:span text:style-name="T85">se</text:span></text:span><text:span text:style-name="Code">lf</text:span><text:span text:style-name="T85"> is sent as an implicit first argument to the called method.</text:span></text:p>
      <text:p text:style-name="P84">Mist conforms (mostly) to the x86_64 calling convention documented in the <text:span text:style-name="T1">System V Application Binary Interface AMD64 Architecture Processor Supplement</text:span><text:span text:style-name="T9">, available at </text:span></text:p>
      <text:p text:style-name="P84"><text:a xlink:type="simple" xlink:href="http://www.x86-64.org/documentation/abi.pdf"><text:span text:style-name="T38">http://www.x86-64.org/documentation/abi.pdf</text:span></text:a></text:p>
      <text:p text:style-name="P85">This makes it easier to implement calls out to functions written in other languages, and calls in from other languages. <text:span text:style-name="T85">Mist uses no frame pointer or base pointer, freeing </text:span><text:span text:style-name="Code">rbx</text:span><text:span text:style-name="T85"> and </text:span><text:span text:style-name="Code">rbp</text:span><text:span text:style-name="T85"> for general use. Currently, Mist treats all of the general-purpose registers as caller-saved. This is currently the only deviation from the ABI. Later, we may want to fully conform, or to deviate further. The current </text:span><text:soft-page-break/><text:span text:style-name="T85">deviation does not affect call-out to external functions, but it does add some requirements to call-ins to Mist. General-purpose registers that the ABI specifies as callee-saved would have to be saved on initial entry into Mist from an external caller.</text:span></text:p>
      <text:h text:style-name="Heading_20_1" text:outline-level="1">The skip stack</text:h>
      <text:p text:style-name="P86">For normal message sends and returns, Mist follows the ABI layout for the hardware stack. For certain operations such as non-local returns and exception handling, additional stack-related information is needed. This information does not fit handily into the ABI format, and is also not needed for most stack frames. <text:span text:style-name="T89">Mist puts this information into a separate </text:span><text:span text:style-name="T7">skip stack</text:span><text:span text:style-name="T41">. </text:span><text:span text:style-name="T42">This is a singly-linked list of objects. A class instance variable points to the object that is the current top of stack, and each stack element points to the next deeper element. The order of skip stack elements is consistent with the order of frames on the hardware stack, but since not every hardware stack frame needs extra information there are generally fewer elements in the skip stack than there are frames on the hardware stack.</text:span></text:p>
      <text:p text:style-name="P87"><text:span text:style-name="T9">The elements of the skip stack are of at least three classes of objects, ReturnPoints, <text:s/>ExceptionHandlers, and UnwindBlocks.</text:span></text:p>
      <text:h text:style-name="Heading_20_2" text:outline-level="2"><text:span text:style-name="T9">ReturnPoints</text:span></text:h>
      <text:p text:style-name="P87"><text:span text:style-name="T9">A ReturnPoint contains an address within the hardware stack. To perform a non-local return, this value is stored in the hardware stack pointer, and the next normal return will return to that point on the stack. See the section on non-local returns.</text:span></text:p>
      <text:h text:style-name="Heading_20_2" text:outline-level="2"><text:span text:style-name="T9">ExceptionHandlers</text:span></text:h>
      <text:p text:style-name="P87"><text:span text:style-name="T9">An ExceptionHandler specifies a set of handled exception classes, the handler block, and the ReturnPoint for the non-local return should the handler block choose to return. See the exceptions section.</text:span></text:p>
      <text:h text:style-name="Heading_20_2" text:outline-level="2"><text:span text:style-name="T9">UnwindBlocks</text:span></text:h>
      <text:p text:style-name="P88"><text:span text:style-name="T9">An UnwindBlock specifies a block that must be evaluated during a non-local return past its point on the stack. See the non-local returns section.</text:span></text:p>
      <text:h text:style-name="Heading_20_1" text:outline-level="1"><text:span text:style-name="T9">Non-local returns</text:span></text:h>
      <text:p text:style-name="P89">When a message is sent, the evaluation of the method containing the message send is suspended and evaluation of another method is started. A normal, or <text:span text:style-name="T1">local</text:span><text:span text:style-name="T9">, return from a method continues the suspended evaluation of the method that sent the message that invoked the method that is returning, which is always the most-recently suspended evaluation. A </text:span><text:span text:style-name="T1">non-local return</text:span><text:span text:style-name="T9"> may return to a method activation that is deeper on the stack, without completing the intervening </text:span><text:span text:style-name="T39">suspended </text:span><text:span text:style-name="T9">method activations.</text:span></text:p>
      <text:p text:style-name="P89"><text:span text:style-name="T9">In Mist, a non-local return is specified by an explicit return in a block, or by some of the messages sent to an exception in a handler block. </text:span><text:span text:style-name="T43">Process termination as a result of a received SIGTERM can also be </text:span><text:soft-page-break/><text:span text:style-name="T43">considered a non-local return all the way to the initialization method of the image. </text:span><text:span text:style-name="T40">When a non-local return is executed, any active unwind blocks (those that are arguments to ensure: or ifCurtailed:) </text:span><text:span text:style-name="T44">must be evaluated, those closer to the top of the stack first. </text:span><text:span text:style-name="T45">To implement this, an UnwindBlock is put on the skip stack during the evaluation of the specified code.</text:span></text:p>
      <text:p text:style-name="P90"><text:span text:style-name="T47">Implementation of </text:span><text:span text:style-name="Code">#ensure:</text:span><text:span text:style-name="T47"> and </text:span><text:span text:style-name="Code">#ifCurtailed:</text:span><text:span text:style-name="T47"> is fairly simple.</text:span><text:span text:style-name="T9"> </text:span><text:span text:style-name="T47">A</text:span><text:span text:style-name="T9">pproximate implementations:</text:span></text:p>
      <text:p text:style-name="P102"><text:span text:style-name="Code"><text:span text:style-name="T46"><text:s text:c="2"/></text:span></text:span><text:span text:style-name="Code">ifCurtailed: terminationBlock</text:span></text:p>
      <text:p text:style-name="P102"><text:span text:style-name="Code"><text:s text:c="4"/></text:span><text:span text:style-name="Code"><text:span text:style-name="T90">| stackElement result |</text:span></text:span></text:p>
      <text:p text:style-name="P102"><text:span text:style-name="Code"><text:span text:style-name="T90"><text:s text:c="4"/>stackElement := UnwindBlock for: terminationBlock.</text:span></text:span></text:p>
      <text:p text:style-name="P102"><text:span text:style-name="Code"><text:span text:style-name="T90"><text:s text:c="4"/>SkipStack push: stackElement.</text:span></text:span></text:p>
      <text:p text:style-name="P102"><text:span text:style-name="Code"><text:span text:style-name="T90"><text:s text:c="4"/>result := self value.</text:span></text:span></text:p>
      <text:p text:style-name="P103"><text:span text:style-name="Code"><text:span text:style-name="T90"><text:s text:c="4"/>"We only get here if I returned normally"</text:span></text:span></text:p>
      <text:p text:style-name="P103"><text:span text:style-name="Code"><text:span text:style-name="T90"><text:s text:c="4"/>SkipStack pop: stackElement.</text:span></text:span></text:p>
      <text:p text:style-name="P103"><text:span text:style-name="Code"><text:span text:style-name="T90"><text:s text:c="4"/>^ result.</text:span></text:span></text:p>
      <text:p text:style-name="P103"/>
      <text:p text:style-name="P103"><text:span text:style-name="Code"><text:s text:c="2"/></text:span><text:span text:style-name="Code"><text:span text:style-name="T90">ensure: terminationBlock</text:span></text:span></text:p>
      <text:p text:style-name="P103"><text:span text:style-name="Code"><text:s text:c="4"/></text:span><text:span text:style-name="Code"><text:span text:style-name="T90">| result |</text:span></text:span></text:p>
      <text:p text:style-name="P103"><text:span text:style-name="Code"><text:s text:c="4"/></text:span><text:span text:style-name="Code"><text:span text:style-name="T90">result := self ifCurtailed: terminationBlock.</text:span></text:span></text:p>
      <text:p text:style-name="P103"><text:span text:style-name="Code"><text:s text:c="4"/></text:span><text:span text:style-name="Code"><text:span text:style-name="T90">"We only get here if I returned normally."</text:span></text:span></text:p>
      <text:p text:style-name="P103"><text:span text:style-name="Code"><text:s text:c="4"/></text:span><text:span text:style-name="Code"><text:span text:style-name="T90">terminationBlock value.</text:span></text:span></text:p>
      <text:p text:style-name="P103"><text:span text:style-name="Code"><text:s text:c="4"/></text:span><text:span text:style-name="Code"><text:span text:style-name="T90">^ result.</text:span></text:span></text:p>
      <text:p text:style-name="Text_20_body">Implementation of a method and a block containing a non-local return is more interesting. <text:span text:style-name="T91">On entry to any method that contains a block with a non-local return, a ReturnPoint must be pushed on the skip stack. That ReturnPoint must then be given to the block upon its creation, and the non-local return in the block translates to a message sent to the ReturnPoint. Consider this simple method:</text:span></text:p>
      <text:p text:style-name="P57"><text:span text:style-name="Code"><text:span text:style-name="T92"><text:s text:c="2"/>foo</text:span></text:span></text:p>
      <text:p text:style-name="P104"><text:span text:style-name="Code"><text:s text:c="4"/></text:span><text:span text:style-name="Code"><text:span text:style-name="T92">self isBar ifTrue: [^ 'yep'].</text:span></text:span></text:p>
      <text:p text:style-name="P104"><text:span text:style-name="Code"><text:s text:c="4"/></text:span><text:span text:style-name="Code"><text:span text:style-name="T92">self beBar.</text:span></text:span></text:p>
      <text:p text:style-name="P104"><text:span text:style-name="Code"><text:span text:style-name="T92"><text:s text:c="4"/>^ 'converted'.</text:span></text:span></text:p>
      <text:p text:style-name="P91">This would be translated by the compiler to <text:span text:style-name="T93">the Fog equivalent of </text:span>something like:</text:p>
      <text:p text:style-name="P57"><text:span text:style-name="Code"><text:span text:style-name="T92"><text:s text:c="2"/>foo</text:span></text:span></text:p>
      <text:p text:style-name="P57"><text:span text:style-name="Code"><text:s text:c="4"/></text:span><text:span text:style-name="Code"><text:span text:style-name="T92">| stackPointerValue returnPoint |</text:span></text:span></text:p>
      <text:p text:style-name="P57"><text:span text:style-name="Code"><text:s text:c="4"/></text:span><text:span text:style-name="Code"><text:span text:style-name="T92">stackPointerValue := Stack pointerValueLess: 3.</text:span></text:span></text:p>
      <text:p text:style-name="P57"><text:span text:style-name="Code"><text:s text:c="4"/></text:span><text:span text:style-name="Code"><text:span text:style-name="T92">returnPoint := ReturnPoint to: stackPointerValue.</text:span></text:span></text:p>
      <text:p text:style-name="P104"><text:span text:style-name="Code"><text:s text:c="4"/></text:span><text:span text:style-name="Code"><text:span text:style-name="T92">self isBar ifTrue: [returnPoint return: 'yep'].</text:span></text:span></text:p>
      <text:p text:style-name="P104"><text:span text:style-name="Code"><text:s text:c="4"/></text:span><text:span text:style-name="Code"><text:span text:style-name="T92">self beBar.</text:span></text:span></text:p>
      <text:p text:style-name="P104"><text:span text:style-name="Code"><text:span text:style-name="T92"><text:s text:c="4"/>^ 'converted'.</text:span></text:span></text:p>
      <text:p text:style-name="Text_20_body">The <text:span text:style-name="Code">#pointerValueLess:</text:span> method is a primitive that answers the address of the stack pointer as it was upon entry to the calling method. It needs the constant argument (3 in this case, though that may well not be the true value for this example method) since the <text:span text:style-name="Code">#foo</text:span> method has decremented the stack pointer on entry to make room for some number of stack-based temporary variables, and <text:span text:style-name="Code">#pointerValueLess:</text:span> must correct for that, as well as for the procedure call to <text:span text:style-name="Code">#pointerValueLess:</text:span>. The compiler knows how many stack-based temporaries it has allocated space for, so it can use that value as the constant argument.</text:p>
      <text:p text:style-name="P92">The <text:span text:style-name="Code">#to:</text:span> message creates an instance with the given value for the stack pointer, and pushes that <text:soft-page-break/>instance on the skip stack.</text:p>
      <text:p text:style-name="P92">The remaining piece of the non-local-return puzzle is the implementation of <text:span text:style-name="Code">#return:</text:span> in ReturnPoint. It might look something like this:</text:p>
      <text:p text:style-name="P57"><text:span text:style-name="Code"><text:span text:style-name="T92"><text:s text:c="2"/>return: anObject</text:span></text:span></text:p>
      <text:p text:style-name="P57"><text:span text:style-name="Code"><text:s text:c="4"/></text:span><text:span text:style-name="Code"><text:span text:style-name="T95">SkipStack unwindTo: self.</text:span></text:span></text:p>
      <text:p text:style-name="P104"><text:span text:style-name="Code"><text:s text:c="4"/></text:span><text:span text:style-name="Code"><text:span text:style-name="T94">self setStackPointerTo: savedSackPointer andReturn: anObject.</text:span></text:span></text:p>
      <text:p text:style-name="P105"><text:span text:style-name="Code"><text:s text:c="4"/></text:span><text:span text:style-name="Code"><text:span text:style-name="T90">"The send above does not return to here."</text:span></text:span></text:p>
      <text:p text:style-name="Text_20_body"><text:span text:style-name="Code"><text:span text:style-name="T92"><text:s/></text:span></text:span>Here, <text:s/><text:span text:style-name="Code">#setStackPointerTo:andReturn:</text:span> is a primitive that sets the hardware stack pointer to the given integer, puts the given return value into the correct register for a returned value, and returns. This truncates the stack and actually accomplishes the non-local return.</text:p>
      <text:p text:style-name="P95">Som<text:span text:style-name="T98">e</text:span> more approximate code <text:span text:style-name="T98">to</text:span> <text:s/>help visualize how this all fits together...</text:p>
      <text:p text:style-name="P93">In SkipStack class:</text:p>
      <text:p text:style-name="P58"><text:span text:style-name="Code"><text:span text:style-name="T92"><text:s text:c="2"/>unwindTo: aSkipStackElement</text:span></text:span></text:p>
      <text:p text:style-name="P58"><text:span text:style-name="Code"><text:s text:c="4"/></text:span><text:span text:style-name="Code"><text:span text:style-name="T96">topElement unwindTo: aSkipStackElement</text:span></text:span></text:p>
      <text:p text:style-name="P58"/>
      <text:p text:style-name="P94">In <text:span text:style-name="T97">s</text:span>kip <text:span text:style-name="T97">s</text:span>tack <text:span text:style-name="T97">e</text:span>lement<text:span text:style-name="T97">s other than UnwindBlocks</text:span>:</text:p>
      <text:p text:style-name="P59"><text:span text:style-name="Code"><text:span text:style-name="T92"><text:s text:c="2"/>unwindTo: aSkipStackElement</text:span></text:span></text:p>
      <text:p text:style-name="P59"><text:span text:style-name="Code"><text:s text:c="4"/></text:span><text:span text:style-name="Code"><text:span text:style-name="T97">SkipStack pop: self. “What about exception environment during unwind?”</text:span></text:span></text:p>
      <text:p text:style-name="P59"><text:span text:style-name="Code"><text:s text:c="4"/></text:span><text:span text:style-name="Code"><text:span text:style-name="T97">^aSkipStackElement == self</text:span></text:span></text:p>
      <text:p text:style-name="Text_20_body"><text:span text:style-name="Code"><text:s text:c="6"/></text:span><text:span text:style-name="Code"><text:span text:style-name="T97">ifFalse: [nextElement unwindTo: aSkipStackElement]</text:span></text:span></text:p>
      <text:p text:style-name="Text_20_body">In UnwindBlocks:</text:p>
      <text:p text:style-name="P60"><text:span text:style-name="Code"><text:span text:style-name="T92"><text:s text:c="2"/>unwindTo: aSkipStackElement</text:span></text:span></text:p>
      <text:p text:style-name="P60"><text:span text:style-name="Code"><text:s text:c="4"/></text:span><text:span text:style-name="Code"><text:span text:style-name="T97">SkipStack pop: self. “What about exception environment during unwind?”</text:span></text:span></text:p>
      <text:p text:style-name="P60"><text:span text:style-name="Code"><text:s text:c="4"/></text:span><text:span text:style-name="Code"><text:span text:style-name="T98">terminationBlock value.</text:span></text:span></text:p>
      <text:p text:style-name="P60"><text:span text:style-name="Code"><text:s text:c="4"/></text:span><text:span text:style-name="Code"><text:span text:style-name="T97">^aSkipStackElement == self</text:span></text:span></text:p>
      <text:p text:style-name="P60"><text:span text:style-name="Code"><text:s text:c="6"/></text:span><text:span text:style-name="Code"><text:span text:style-name="T97">ifFalse: [nextElement unwindTo: aSkipStackElement]</text:span></text:span></text:p>
      <text:p text:style-name="P61"/>
      <text:p text:style-name="P56">Note that the skip stack is being popped element by element as unwind blocks are evaluated, even though the main hardware stack is truncated all at once at the end of the non-local return. As the comment indicates, I’m not sure whether this is actually the correct behavior. It could remove exception handlers that otherwise might handle exceptions signaled during the evaluation of unwind blocks. As a matter of good programming practice, an unwind block should never signal an exception that it does not handle itself, so this point may be a minor one. Still, it could be done either way, so we’ll need to figure out which behavior is the most desirable.</text:p>
      <text:h text:style-name="P109" text:outline-level="1">Exceptions</text:h>
      <text:p text:style-name="P81">&gt;&gt;&gt;More needs to be written</text:p>
      <text:h text:style-name="Heading_20_2" text:outline-level="2"><text:soft-page-break/>Establishing handlers</text:h>
      <text:h text:style-name="Heading_20_2" text:outline-level="2">Signaling an exception</text:h>
      <text:h text:style-name="Heading_20_2" text:outline-level="2">Finding a handler</text:h>
      <text:h text:style-name="Heading_20_2" text:outline-level="2">Handler actions</text:h>
      <text:h text:style-name="Heading_20_3" text:outline-level="3">Return</text:h>
      <text:h text:style-name="Heading_20_3" text:outline-level="3">Resume</text:h>
      <text:h text:style-name="Heading_20_3" text:outline-level="3">Pass</text:h>
      <text:h text:style-name="Heading_20_3" text:outline-level="3">Outer</text:h>
      <text:h text:style-name="Heading_20_3" text:outline-level="3">Retry</text:h>
      <text:h text:style-name="Heading_20_3" text:outline-level="3">RetryUsing</text:h>
      <text:h text:style-name="Heading_20_1" text:outline-level="1">Tail-call elimination</text:h>
      <text:p text:style-name="P37">&gt;&gt;&gt;Needs to be written</text:p>
      <text:h text:style-name="Heading_20_1" text:outline-level="1">Debugging</text:h>
      <text:p text:style-name="P37">&gt;&gt;&gt;Needs to be written</text:p>
      <text:h text:style-name="Heading_20_1" text:outline-level="1">Optimization opportunities</text:h>
      <text:p text:style-name="P37">&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iberation Serif1" svg:font-family="'Liberation Serif'"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nux Biolinum" svg:font-family="'Linux Biolin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8-03T15:34:19.576607594</dc:date>
    <meta:editing-duration>P14DT19H4M38S</meta:editing-duration>
    <meta:editing-cycles>141</meta:editing-cycles>
    <meta:document-statistic meta:table-count="0" meta:image-count="1" meta:object-count="0" meta:page-count="21" meta:paragraph-count="378" meta:word-count="7986" meta:character-count="50429" meta:non-whitespace-character-count="41934"/>
  </office:meta>
</office:document-meta>
</file>